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057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esamt</text:p>
          </table:table-cell>
          <table:table-cell office:value-type="string">
            <text:p>Random</text:p>
          </table:table-cell>
          <table:table-cell office:value-type="string">
            <text:p>Chunk</text:p>
          </table:table-cell>
          <table:table-cell office:value-type="string">
            <text:p>EndTag</text:p>
          </table:table-cell>
          <table:table-cell office:value-type="string">
            <text:p>Merge</text:p>
          </table:table-cell>
          <table:table-cell office:value-type="string">
            <text:p>Ges-Rand</text:p>
          </table:table-cell>
          <table:table-cell office:value-type="string">
            <text:p>pro knoten</text:p>
          </table:table-cell>
          <table:table-cell office:value-type="string">
            <text:p>V/C</text:p>
          </table:table-cell>
          <table:table-cell office:value-type="string">
            <text:p>min</text:p>
          </table:table-cell>
          <table:table-cell table:number-columns-repeated="9"/>
          <table:table-cell>
            <draw:frame table:end-cell-address="Sheet1.AF46" table:end-x="1.691cm" table:end-y="0.133cm" draw:z-index="0" draw:style-name="gr1" svg:width="21.357cm" svg:height="20.118cm" svg:x="0.658cm" svg:y="0.259cm">
              <draw:object draw:notify-on-update-of-ranges="Sheet1.D29:Sheet1.D41 Sheet1.E29:Sheet1.E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6384">
            <text:p>16384</text:p>
          </table:table-cell>
          <table:table-cell table:style-name="ce1" office:value-type="float" office:value="228011">
            <text:p>228011</text:p>
          </table:table-cell>
          <table:table-cell table:style-name="ce1" office:value-type="float" office:value="159255">
            <text:p>159255</text:p>
          </table:table-cell>
          <table:table-cell table:style-name="ce1" office:value-type="float" office:value="56898">
            <text:p>5689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1760">
            <text:p>11760</text:p>
          </table:table-cell>
          <table:table-cell table:style-name="ce3" table:formula="of:=[.E2]-[.F2]" office:value-type="float" office:value="68756">
            <text:p>68756</text:p>
          </table:table-cell>
          <table:table-cell table:style-name="ce1" table:formula="of:=[.C2]/([.A2]*[.B2]*[.D2])" office:value-type="float" office:value="34.1333333333333">
            <text:p>34,1333333333</text:p>
          </table:table-cell>
          <table:table-cell table:style-name="ce1" table:formula="of:=[.C2]/[.D2]" office:value-type="float" office:value="8192">
            <text:p>8192</text:p>
          </table:table-cell>
          <table:table-cell>
            <draw:frame table:end-cell-address="Sheet1.W48" table:end-x="1.029cm" table:end-y="0.424cm" draw:z-index="1" draw:style-name="gr1" svg:width="21.279cm" svg:height="20.7cm" svg:x="1.349cm" svg:y="0.418cm">
              <draw:object draw:notify-on-update-of-ranges="Sheet1.D2:Sheet1.D14 Sheet1.G2:Sheet1.G14 Sheet1.D2:Sheet1.D14 Sheet1.H2:Sheet1.H14 Sheet1.D2:Sheet1.D14 Sheet1.I2:Sheet1.I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32768">
            <text:p>32768</text:p>
          </table:table-cell>
          <table:table-cell table:style-name="ce1" office:value-type="float" office:value="205784">
            <text:p>205784</text:p>
          </table:table-cell>
          <table:table-cell table:style-name="ce1" office:value-type="float" office:value="164075">
            <text:p>164075</text:p>
          </table:table-cell>
          <table:table-cell table:style-name="ce1" office:value-type="float" office:value="30156">
            <text:p>30156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1448">
            <text:p>11448</text:p>
          </table:table-cell>
          <table:table-cell table:style-name="ce3" table:formula="of:=[.E3]-[.F3]" office:value-type="float" office:value="41709">
            <text:p>41709</text:p>
          </table:table-cell>
          <table:table-cell table:style-name="ce1" table:formula="of:=[.C3]/([.A3]*[.B3]*[.D3])" office:value-type="float" office:value="17.0666666666667">
            <text:p>17,0666666667</text:p>
          </table:table-cell>
          <table:table-cell table:style-name="ce1" table:formula="of:=[.C3]/[.D3]" office:value-type="float" office:value="4096">
            <text:p>409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65536">
            <text:p>65536</text:p>
          </table:table-cell>
          <table:table-cell table:style-name="ce1" office:value-type="float" office:value="186712">
            <text:p>186712</text:p>
          </table:table-cell>
          <table:table-cell table:style-name="ce1" office:value-type="float" office:value="158117">
            <text:p>158117</text:p>
          </table:table-cell>
          <table:table-cell table:style-name="ce1" office:value-type="float" office:value="17445">
            <text:p>17445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1044">
            <text:p>11044</text:p>
          </table:table-cell>
          <table:table-cell table:style-name="ce3" table:formula="of:=[.E4]-[.F4]" office:value-type="float" office:value="28595">
            <text:p>28595</text:p>
          </table:table-cell>
          <table:table-cell table:style-name="ce1" table:formula="of:=[.C4]/([.A4]*[.B4]*[.D4])" office:value-type="float" office:value="8.53333333333333">
            <text:p>8,5333333333</text:p>
          </table:table-cell>
          <table:table-cell table:style-name="ce1" table:formula="of:=[.C4]/[.D4]" office:value-type="float" office:value="2048">
            <text:p>204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31072">
            <text:p>131072</text:p>
          </table:table-cell>
          <table:table-cell table:style-name="ce1" office:value-type="float" office:value="187917">
            <text:p>187917</text:p>
          </table:table-cell>
          <table:table-cell table:style-name="ce1" office:value-type="float" office:value="164102">
            <text:p>164102</text:p>
          </table:table-cell>
          <table:table-cell table:style-name="ce1" office:value-type="float" office:value="12694">
            <text:p>12694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008">
            <text:p>11008</text:p>
          </table:table-cell>
          <table:table-cell table:style-name="ce3" table:formula="of:=[.E5]-[.F5]" office:value-type="float" office:value="23815">
            <text:p>23815</text:p>
          </table:table-cell>
          <table:table-cell table:style-name="ce1" table:formula="of:=[.C5]/([.A5]*[.B5]*[.D5])" office:value-type="float" office:value="4.26666666666667">
            <text:p>4,2666666667</text:p>
          </table:table-cell>
          <table:table-cell table:style-name="ce1" table:formula="of:=[.C5]/[.D5]" office:value-type="float" office:value="1024">
            <text:p>102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262144">
            <text:p>262144</text:p>
          </table:table-cell>
          <table:table-cell table:style-name="ce1" office:value-type="float" office:value="181612">
            <text:p>181612</text:p>
          </table:table-cell>
          <table:table-cell table:style-name="ce1" office:value-type="float" office:value="158442">
            <text:p>158442</text:p>
          </table:table-cell>
          <table:table-cell table:style-name="ce1" office:value-type="float" office:value="11511">
            <text:p>1151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1522">
            <text:p>11522</text:p>
          </table:table-cell>
          <table:table-cell table:style-name="ce3" table:formula="of:=[.E6]-[.F6]" office:value-type="float" office:value="23170">
            <text:p>23170</text:p>
          </table:table-cell>
          <table:table-cell table:style-name="ce1" table:formula="of:=[.C6]/([.A6]*[.B6]*[.D6])" office:value-type="float" office:value="2.13333333333333">
            <text:p>2,1333333333</text:p>
          </table:table-cell>
          <table:table-cell table:style-name="ce1" table:formula="of:=[.C6]/[.D6]" office:value-type="float" office:value="512">
            <text:p>512</text:p>
          </table:table-cell>
          <table:table-cell office:value-type="string">
            <text:p>x</text:p>
          </table:table-cell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524288">
            <text:p>524288</text:p>
          </table:table-cell>
          <table:table-cell table:style-name="ce1" office:value-type="float" office:value="183028">
            <text:p>183028</text:p>
          </table:table-cell>
          <table:table-cell table:style-name="ce1" office:value-type="float" office:value="160446">
            <text:p>160446</text:p>
          </table:table-cell>
          <table:table-cell table:style-name="ce1" office:value-type="float" office:value="10638">
            <text:p>10638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1777">
            <text:p>11777</text:p>
          </table:table-cell>
          <table:table-cell table:style-name="ce3" table:formula="of:=[.E7]-[.F7]" office:value-type="float" office:value="22582">
            <text:p>22582</text:p>
          </table:table-cell>
          <table:table-cell table:style-name="ce1" table:formula="of:=[.C7]/([.A7]*[.B7]*[.D7])" office:value-type="float" office:value="1.06666666666667">
            <text:p>1,0666666667</text:p>
          </table:table-cell>
          <table:table-cell table:style-name="ce1" table:formula="of:=[.C7]/[.D7]" office:value-type="float" office:value="256">
            <text:p>25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048576">
            <text:p>1048576</text:p>
          </table:table-cell>
          <table:table-cell table:style-name="ce1" office:value-type="float" office:value="184886">
            <text:p>184886</text:p>
          </table:table-cell>
          <table:table-cell table:style-name="ce1" office:value-type="float" office:value="162915">
            <text:p>162915</text:p>
          </table:table-cell>
          <table:table-cell table:style-name="ce1" office:value-type="float" office:value="10110">
            <text:p>10110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11612">
            <text:p>11612</text:p>
          </table:table-cell>
          <table:table-cell table:style-name="ce3" table:formula="of:=[.E8]-[.F8]" office:value-type="float" office:value="21971">
            <text:p>21971</text:p>
          </table:table-cell>
          <table:table-cell table:style-name="ce1" table:formula="of:=[.C8]/([.A8]*[.B8]*[.D8])" office:value-type="float" office:value="0.533333333333333">
            <text:p>0,5333333333</text:p>
          </table:table-cell>
          <table:table-cell table:style-name="ce1" table:formula="of:=[.C8]/[.D8]" office:value-type="float" office:value="128">
            <text:p>12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2097152">
            <text:p>2097152</text:p>
          </table:table-cell>
          <table:table-cell table:style-name="ce1" office:value-type="float" office:value="191141">
            <text:p>191141</text:p>
          </table:table-cell>
          <table:table-cell table:style-name="ce1" office:value-type="float" office:value="168334">
            <text:p>168334</text:p>
          </table:table-cell>
          <table:table-cell table:style-name="ce1" office:value-type="float" office:value="10364">
            <text:p>10364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12002">
            <text:p>12002</text:p>
          </table:table-cell>
          <table:table-cell table:style-name="ce3" table:formula="of:=[.E9]-[.F9]" office:value-type="float" office:value="22807">
            <text:p>22807</text:p>
          </table:table-cell>
          <table:table-cell table:style-name="ce1" table:formula="of:=[.C9]/([.A9]*[.B9]*[.D9])" office:value-type="float" office:value="0.266666666666667">
            <text:p>0,2666666667</text:p>
          </table:table-cell>
          <table:table-cell table:style-name="ce1" table:formula="of:=[.C9]/[.D9]" office:value-type="float" office:value="64">
            <text:p>6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4194304">
            <text:p>4194304</text:p>
          </table:table-cell>
          <table:table-cell table:style-name="ce1" office:value-type="float" office:value="188286">
            <text:p>188286</text:p>
          </table:table-cell>
          <table:table-cell table:style-name="ce1" office:value-type="float" office:value="163590">
            <text:p>163590</text:p>
          </table:table-cell>
          <table:table-cell table:style-name="ce1" office:value-type="float" office:value="11120">
            <text:p>11120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12764">
            <text:p>12764</text:p>
          </table:table-cell>
          <table:table-cell table:style-name="ce3" table:formula="of:=[.E10]-[.F10]" office:value-type="float" office:value="24696">
            <text:p>24696</text:p>
          </table:table-cell>
          <table:table-cell table:style-name="ce1" table:formula="of:=[.C10]/([.A10]*[.B10]*[.D10])" office:value-type="float" office:value="0.133333333333333">
            <text:p>0,1333333333</text:p>
          </table:table-cell>
          <table:table-cell table:style-name="ce1" table:formula="of:=[.C10]/[.D10]" office:value-type="float" office:value="32">
            <text:p>3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8388608">
            <text:p>8388608</text:p>
          </table:table-cell>
          <table:table-cell table:style-name="ce1" office:value-type="float" office:value="187340">
            <text:p>187340</text:p>
          </table:table-cell>
          <table:table-cell table:style-name="ce1" office:value-type="float" office:value="164681">
            <text:p>164681</text:p>
          </table:table-cell>
          <table:table-cell table:style-name="ce1" office:value-type="float" office:value="9854">
            <text:p>9854</text:p>
          </table:table-cell>
          <table:table-cell table:style-name="ce1" office:value-type="float" office:value="1504">
            <text:p>1504</text:p>
          </table:table-cell>
          <table:table-cell table:style-name="ce1" office:value-type="float" office:value="11299">
            <text:p>11299</text:p>
          </table:table-cell>
          <table:table-cell table:style-name="ce3" table:formula="of:=[.E11]-[.F11]" office:value-type="float" office:value="22659">
            <text:p>22659</text:p>
          </table:table-cell>
          <table:table-cell table:style-name="ce1" table:formula="of:=[.C11]/([.A11]*[.B11]*[.D11])" office:value-type="float" office:value="0.0666666666666667">
            <text:p>0,0666666667</text:p>
          </table:table-cell>
          <table:table-cell table:style-name="ce1" table:formula="of:=[.C11]/[.D11]" office:value-type="float" office:value="16">
            <text:p>1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6777216">
            <text:p>16777216</text:p>
          </table:table-cell>
          <table:table-cell table:style-name="ce1" office:value-type="float" office:value="186487">
            <text:p>186487</text:p>
          </table:table-cell>
          <table:table-cell table:style-name="ce1" office:value-type="float" office:value="162408">
            <text:p>162408</text:p>
          </table:table-cell>
          <table:table-cell table:style-name="ce1" office:value-type="float" office:value="9872">
            <text:p>9872</text:p>
          </table:table-cell>
          <table:table-cell table:style-name="ce1" office:value-type="float" office:value="2946">
            <text:p>2946</text:p>
          </table:table-cell>
          <table:table-cell table:style-name="ce1" office:value-type="float" office:value="11259">
            <text:p>11259</text:p>
          </table:table-cell>
          <table:table-cell table:style-name="ce3" table:formula="of:=[.E12]-[.F12]" office:value-type="float" office:value="24079">
            <text:p>24079</text:p>
          </table:table-cell>
          <table:table-cell table:style-name="ce1" table:formula="of:=[.C12]/([.A12]*[.B12]*[.D12])" office:value-type="float" office:value="0.0333333333333333">
            <text:p>0,0333333333</text:p>
          </table:table-cell>
          <table:table-cell table:style-name="ce1" table:formula="of:=[.C12]/[.D12]" office:value-type="float" office:value="8">
            <text:p>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33554432">
            <text:p>33554432</text:p>
          </table:table-cell>
          <table:table-cell table:style-name="ce1" office:value-type="float" office:value="182452">
            <text:p>182452</text:p>
          </table:table-cell>
          <table:table-cell table:style-name="ce1" office:value-type="float" office:value="164997">
            <text:p>164997</text:p>
          </table:table-cell>
          <table:table-cell table:style-name="ce1" office:value-type="float" office:value="4675">
            <text:p>4675</text:p>
          </table:table-cell>
          <table:table-cell table:style-name="ce1" office:value-type="float" office:value="5954">
            <text:p>5954</text:p>
          </table:table-cell>
          <table:table-cell table:style-name="ce1" office:value-type="float" office:value="6825">
            <text:p>6825</text:p>
          </table:table-cell>
          <table:table-cell table:style-name="ce3" table:formula="of:=[.E13]-[.F13]" office:value-type="float" office:value="17455">
            <text:p>17455</text:p>
          </table:table-cell>
          <table:table-cell table:style-name="ce1" table:formula="of:=[.C13]/([.A13]*[.B13]*[.D13])" office:value-type="float" office:value="0.0166666666666667">
            <text:p>0,0166666667</text:p>
          </table:table-cell>
          <table:table-cell table:style-name="ce1" table:formula="of:=[.C13]/[.D13]" office:value-type="float" office:value="4">
            <text:p>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67108864">
            <text:p>67108864</text:p>
          </table:table-cell>
          <table:table-cell table:style-name="ce1" office:value-type="float" office:value="188670">
            <text:p>188670</text:p>
          </table:table-cell>
          <table:table-cell table:style-name="ce1" office:value-type="float" office:value="163811">
            <text:p>163811</text:p>
          </table:table-cell>
          <table:table-cell table:style-name="ce1" office:value-type="float" office:value="4678">
            <text:p>4678</text:p>
          </table:table-cell>
          <table:table-cell table:style-name="ce1" office:value-type="float" office:value="12407">
            <text:p>12407</text:p>
          </table:table-cell>
          <table:table-cell table:style-name="ce1" office:value-type="float" office:value="7773">
            <text:p>7773</text:p>
          </table:table-cell>
          <table:table-cell table:style-name="ce3" table:formula="of:=[.E14]-[.F14]" office:value-type="float" office:value="24859">
            <text:p>24859</text:p>
          </table:table-cell>
          <table:table-cell table:style-name="ce1" table:formula="of:=[.C14]/([.A14]*[.B14]*[.D14])" office:value-type="float" office:value="0.00833333333333333">
            <text:p>0,0083333333</text:p>
          </table:table-cell>
          <table:table-cell table:style-name="ce1" table:formula="of:=[.C14]/[.D14]" office:value-type="float" office:value="2">
            <text:p>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576834">
            <text:p>576834</text:p>
          </table:table-cell>
          <table:table-cell office:value-type="float" office:value="335404">
            <text:p>335404</text:p>
          </table:table-cell>
          <table:table-cell office:value-type="float" office:value="217437">
            <text:p>217437</text:p>
          </table:table-cell>
          <table:table-cell office:value-type="float" office:value="187">
            <text:p>187</text:p>
          </table:table-cell>
          <table:table-cell office:value-type="float" office:value="23805">
            <text:p>23805</text:p>
          </table:table-cell>
          <table:table-cell table:formula="of:=[.E15]-[.F15]" office:value-type="float" office:value="241430">
            <text:p>241430</text:p>
          </table:table-cell>
          <table:table-cell table:formula="of:=[.C15]/([.A15]*[.B15]*[.D15])" office:value-type="float" office:value="68.2666666666667">
            <text:p>68,2666666667</text:p>
          </table:table-cell>
          <table:table-cell table:formula="of:=[.C15]/[.D15]" office:value-type="float" office:value="16384">
            <text:p>1638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466333">
            <text:p>466333</text:p>
          </table:table-cell>
          <table:table-cell office:value-type="float" office:value="330960">
            <text:p>330960</text:p>
          </table:table-cell>
          <table:table-cell office:value-type="float" office:value="111788">
            <text:p>111788</text:p>
          </table:table-cell>
          <table:table-cell office:value-type="float" office:value="192">
            <text:p>192</text:p>
          </table:table-cell>
          <table:table-cell office:value-type="float" office:value="23392">
            <text:p>23392</text:p>
          </table:table-cell>
          <table:table-cell table:formula="of:=[.E16]-[.F16]" office:value-type="float" office:value="135373">
            <text:p>135373</text:p>
          </table:table-cell>
          <table:table-cell table:formula="of:=[.C16]/([.A16]*[.B16]*[.D16])" office:value-type="float" office:value="34.1333333333333">
            <text:p>34,1333333333</text:p>
          </table:table-cell>
          <table:table-cell table:formula="of:=[.C16]/[.D16]" office:value-type="float" office:value="8192">
            <text:p>819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433718">
            <text:p>433718</text:p>
          </table:table-cell>
          <table:table-cell office:value-type="float" office:value="349875">
            <text:p>349875</text:p>
          </table:table-cell>
          <table:table-cell office:value-type="float" office:value="60704">
            <text:p>60704</text:p>
          </table:table-cell>
          <table:table-cell office:value-type="float" office:value="190">
            <text:p>190</text:p>
          </table:table-cell>
          <table:table-cell office:value-type="float" office:value="22948">
            <text:p>22948</text:p>
          </table:table-cell>
          <table:table-cell table:formula="of:=[.E17]-[.F17]" office:value-type="float" office:value="83843">
            <text:p>83843</text:p>
          </table:table-cell>
          <table:table-cell table:formula="of:=[.C17]/([.A17]*[.B17]*[.D17])" office:value-type="float" office:value="17.0666666666667">
            <text:p>17,0666666667</text:p>
          </table:table-cell>
          <table:table-cell table:formula="of:=[.C17]/[.D17]" office:value-type="float" office:value="4096">
            <text:p>409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403394">
            <text:p>403394</text:p>
          </table:table-cell>
          <table:table-cell office:value-type="float" office:value="343196">
            <text:p>343196</text:p>
          </table:table-cell>
          <table:table-cell office:value-type="float" office:value="37271">
            <text:p>37271</text:p>
          </table:table-cell>
          <table:table-cell office:value-type="float" office:value="200">
            <text:p>200</text:p>
          </table:table-cell>
          <table:table-cell office:value-type="float" office:value="22725">
            <text:p>22725</text:p>
          </table:table-cell>
          <table:table-cell table:formula="of:=[.E18]-[.F18]" office:value-type="float" office:value="60198">
            <text:p>60198</text:p>
          </table:table-cell>
          <table:table-cell table:formula="of:=[.C18]/([.A18]*[.B18]*[.D18])" office:value-type="float" office:value="8.53333333333333">
            <text:p>8,5333333333</text:p>
          </table:table-cell>
          <table:table-cell table:formula="of:=[.C18]/[.D18]" office:value-type="float" office:value="2048">
            <text:p>204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375993">
            <text:p>375993</text:p>
          </table:table-cell>
          <table:table-cell office:value-type="float" office:value="323418">
            <text:p>323418</text:p>
          </table:table-cell>
          <table:table-cell office:value-type="float" office:value="29144">
            <text:p>29144</text:p>
          </table:table-cell>
          <table:table-cell office:value-type="float" office:value="218">
            <text:p>218</text:p>
          </table:table-cell>
          <table:table-cell office:value-type="float" office:value="23211">
            <text:p>23211</text:p>
          </table:table-cell>
          <table:table-cell table:formula="of:=[.E19]-[.F19]" office:value-type="float" office:value="52575">
            <text:p>52575</text:p>
          </table:table-cell>
          <table:table-cell table:formula="of:=[.C19]/([.A19]*[.B19]*[.D19])" office:value-type="float" office:value="4.26666666666667">
            <text:p>4,2666666667</text:p>
          </table:table-cell>
          <table:table-cell table:formula="of:=[.C19]/[.D19]" office:value-type="float" office:value="1024">
            <text:p>102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376337">
            <text:p>376337</text:p>
          </table:table-cell>
          <table:table-cell office:value-type="float" office:value="328033">
            <text:p>328033</text:p>
          </table:table-cell>
          <table:table-cell office:value-type="float" office:value="24431">
            <text:p>24431</text:p>
          </table:table-cell>
          <table:table-cell office:value-type="float" office:value="253">
            <text:p>253</text:p>
          </table:table-cell>
          <table:table-cell office:value-type="float" office:value="23618">
            <text:p>23618</text:p>
          </table:table-cell>
          <table:table-cell table:formula="of:=[.E20]-[.F20]" office:value-type="float" office:value="48304">
            <text:p>48304</text:p>
          </table:table-cell>
          <table:table-cell table:formula="of:=[.C20]/([.A20]*[.B20]*[.D20])" office:value-type="float" office:value="2.13333333333333">
            <text:p>2,1333333333</text:p>
          </table:table-cell>
          <table:table-cell table:formula="of:=[.C20]/[.D20]" office:value-type="float" office:value="512">
            <text:p>512</text:p>
          </table:table-cell>
          <table:table-cell office:value-type="string">
            <text:p>x</text:p>
          </table:table-cell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77809">
            <text:p>377809</text:p>
          </table:table-cell>
          <table:table-cell office:value-type="float" office:value="331091">
            <text:p>331091</text:p>
          </table:table-cell>
          <table:table-cell office:value-type="float" office:value="22372">
            <text:p>22372</text:p>
          </table:table-cell>
          <table:table-cell office:value-type="float" office:value="332">
            <text:p>332</text:p>
          </table:table-cell>
          <table:table-cell office:value-type="float" office:value="24013">
            <text:p>24013</text:p>
          </table:table-cell>
          <table:table-cell table:formula="of:=[.E21]-[.F21]" office:value-type="float" office:value="46718">
            <text:p>46718</text:p>
          </table:table-cell>
          <table:table-cell table:formula="of:=[.C21]/([.A21]*[.B21]*[.D21])" office:value-type="float" office:value="1.06666666666667">
            <text:p>1,0666666667</text:p>
          </table:table-cell>
          <table:table-cell table:formula="of:=[.C21]/[.D21]" office:value-type="float" office:value="256">
            <text:p>25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88024">
            <text:p>388024</text:p>
          </table:table-cell>
          <table:table-cell office:value-type="float" office:value="321957">
            <text:p>321957</text:p>
          </table:table-cell>
          <table:table-cell office:value-type="float" office:value="20960">
            <text:p>20960</text:p>
          </table:table-cell>
          <table:table-cell office:value-type="float" office:value="493">
            <text:p>493</text:p>
          </table:table-cell>
          <table:table-cell office:value-type="float" office:value="44613">
            <text:p>44613</text:p>
          </table:table-cell>
          <table:table-cell table:formula="of:=[.E22]-[.F22]" office:value-type="float" office:value="66067">
            <text:p>66067</text:p>
          </table:table-cell>
          <table:table-cell table:formula="of:=[.C22]/([.A22]*[.B22]*[.D22])" office:value-type="float" office:value="0.533333333333333">
            <text:p>0,5333333333</text:p>
          </table:table-cell>
          <table:table-cell table:formula="of:=[.C22]/[.D22]" office:value-type="float" office:value="128">
            <text:p>12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71828">
            <text:p>371828</text:p>
          </table:table-cell>
          <table:table-cell office:value-type="float" office:value="326012">
            <text:p>326012</text:p>
          </table:table-cell>
          <table:table-cell office:value-type="float" office:value="20919">
            <text:p>20919</text:p>
          </table:table-cell>
          <table:table-cell office:value-type="float" office:value="876">
            <text:p>876</text:p>
          </table:table-cell>
          <table:table-cell office:value-type="float" office:value="24019">
            <text:p>24019</text:p>
          </table:table-cell>
          <table:table-cell table:formula="of:=[.E23]-[.F23]" office:value-type="float" office:value="45816">
            <text:p>45816</text:p>
          </table:table-cell>
          <table:table-cell table:formula="of:=[.C23]/([.A23]*[.B23]*[.D23])" office:value-type="float" office:value="0.266666666666667">
            <text:p>0,2666666667</text:p>
          </table:table-cell>
          <table:table-cell table:formula="of:=[.C23]/[.D23]" office:value-type="float" office:value="64">
            <text:p>6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367889">
            <text:p>367889</text:p>
          </table:table-cell>
          <table:table-cell office:value-type="float" office:value="324060">
            <text:p>324060</text:p>
          </table:table-cell>
          <table:table-cell office:value-type="float" office:value="19707">
            <text:p>19707</text:p>
          </table:table-cell>
          <table:table-cell office:value-type="float" office:value="1579">
            <text:p>1579</text:p>
          </table:table-cell>
          <table:table-cell office:value-type="float" office:value="22541">
            <text:p>22541</text:p>
          </table:table-cell>
          <table:table-cell table:formula="of:=[.E24]-[.F24]" office:value-type="float" office:value="43829">
            <text:p>43829</text:p>
          </table:table-cell>
          <table:table-cell table:formula="of:=[.C24]/([.A24]*[.B24]*[.D24])" office:value-type="float" office:value="0.133333333333333">
            <text:p>0,1333333333</text:p>
          </table:table-cell>
          <table:table-cell table:formula="of:=[.C24]/[.D24]" office:value-type="float" office:value="32">
            <text:p>3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777216">
            <text:p>16777216</text:p>
          </table:table-cell>
          <table:table-cell office:value-type="float" office:value="371780">
            <text:p>371780</text:p>
          </table:table-cell>
          <table:table-cell office:value-type="float" office:value="326480">
            <text:p>326480</text:p>
          </table:table-cell>
          <table:table-cell office:value-type="float" office:value="19719">
            <text:p>19719</text:p>
          </table:table-cell>
          <table:table-cell office:value-type="float" office:value="3002">
            <text:p>3002</text:p>
          </table:table-cell>
          <table:table-cell office:value-type="float" office:value="22577">
            <text:p>22577</text:p>
          </table:table-cell>
          <table:table-cell table:formula="of:=[.E25]-[.F25]" office:value-type="float" office:value="45300">
            <text:p>45300</text:p>
          </table:table-cell>
          <table:table-cell table:formula="of:=[.C25]/([.A25]*[.B25]*[.D25])" office:value-type="float" office:value="0.0666666666666667">
            <text:p>0,0666666667</text:p>
          </table:table-cell>
          <table:table-cell table:formula="of:=[.C25]/[.D25]" office:value-type="float" office:value="16">
            <text:p>1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3554432">
            <text:p>33554432</text:p>
          </table:table-cell>
          <table:table-cell office:value-type="float" office:value="376785">
            <text:p>376785</text:p>
          </table:table-cell>
          <table:table-cell office:value-type="float" office:value="328169">
            <text:p>328169</text:p>
          </table:table-cell>
          <table:table-cell office:value-type="float" office:value="19768">
            <text:p>19768</text:p>
          </table:table-cell>
          <table:table-cell office:value-type="float" office:value="6308">
            <text:p>6308</text:p>
          </table:table-cell>
          <table:table-cell office:value-type="float" office:value="22539">
            <text:p>22539</text:p>
          </table:table-cell>
          <table:table-cell table:formula="of:=[.E26]-[.F26]" office:value-type="float" office:value="48616">
            <text:p>48616</text:p>
          </table:table-cell>
          <table:table-cell table:formula="of:=[.C26]/([.A26]*[.B26]*[.D26])" office:value-type="float" office:value="0.0333333333333333">
            <text:p>0,0333333333</text:p>
          </table:table-cell>
          <table:table-cell table:formula="of:=[.C26]/[.D26]" office:value-type="float" office:value="8">
            <text:p>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7108864">
            <text:p>67108864</text:p>
          </table:table-cell>
          <table:table-cell office:value-type="float" office:value="354849">
            <text:p>354849</text:p>
          </table:table-cell>
          <table:table-cell office:value-type="float" office:value="319416">
            <text:p>319416</text:p>
          </table:table-cell>
          <table:table-cell office:value-type="float" office:value="9440">
            <text:p>9440</text:p>
          </table:table-cell>
          <table:table-cell office:value-type="float" office:value="12225">
            <text:p>12225</text:p>
          </table:table-cell>
          <table:table-cell office:value-type="float" office:value="13767">
            <text:p>13767</text:p>
          </table:table-cell>
          <table:table-cell table:formula="of:=[.E27]-[.F27]" office:value-type="float" office:value="35433">
            <text:p>35433</text:p>
          </table:table-cell>
          <table:table-cell table:formula="of:=[.C27]/([.A27]*[.B27]*[.D27])" office:value-type="float" office:value="0.0166666666666667">
            <text:p>0,0166666667</text:p>
          </table:table-cell>
          <table:table-cell table:formula="of:=[.C27]/[.D27]" office:value-type="float" office:value="4">
            <text:p>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4217728">
            <text:p>134217728</text:p>
          </table:table-cell>
          <table:table-cell office:value-type="float" office:value="375781">
            <text:p>375781</text:p>
          </table:table-cell>
          <table:table-cell office:value-type="float" office:value="325648">
            <text:p>325648</text:p>
          </table:table-cell>
          <table:table-cell office:value-type="float" office:value="9334">
            <text:p>9334</text:p>
          </table:table-cell>
          <table:table-cell office:value-type="float" office:value="25279">
            <text:p>25279</text:p>
          </table:table-cell>
          <table:table-cell office:value-type="float" office:value="15519">
            <text:p>15519</text:p>
          </table:table-cell>
          <table:table-cell table:formula="of:=[.E28]-[.F28]" office:value-type="float" office:value="50133">
            <text:p>50133</text:p>
          </table:table-cell>
          <table:table-cell table:formula="of:=[.C28]/([.A28]*[.B28]*[.D28])" office:value-type="float" office:value="0.00833333333333333">
            <text:p>0,0083333333</text:p>
          </table:table-cell>
          <table:table-cell table:formula="of:=[.C28]/[.D28]" office:value-type="float" office:value="2">
            <text:p>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6384">
            <text:p>16384</text:p>
          </table:table-cell>
          <table:table-cell table:style-name="ce1" office:value-type="float" office:value="1478031">
            <text:p>1478031</text:p>
          </table:table-cell>
          <table:table-cell table:style-name="ce1" office:value-type="float" office:value="658727">
            <text:p>658727</text:p>
          </table:table-cell>
          <table:table-cell table:style-name="ce1" office:value-type="float" office:value="768745">
            <text:p>768745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50211">
            <text:p>50211</text:p>
          </table:table-cell>
          <table:table-cell table:style-name="ce3" table:formula="of:=[.E29]-[.F29]" office:value-type="float" office:value="819304">
            <text:p>819304</text:p>
          </table:table-cell>
          <table:table-cell table:style-name="ce1" table:formula="of:=[.C29]/([.A29]*[.B29]*[.D29])" office:value-type="float" office:value="136.533333333333">
            <text:p>136,5333333333</text:p>
          </table:table-cell>
          <table:table-cell table:style-name="ce1" table:formula="of:=[.C29]/[.D29]" office:value-type="float" office:value="32768">
            <text:p>3276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32768">
            <text:p>32768</text:p>
          </table:table-cell>
          <table:table-cell table:style-name="ce1" office:value-type="float" office:value="1092386">
            <text:p>1092386</text:p>
          </table:table-cell>
          <table:table-cell table:style-name="ce1" office:value-type="float" office:value="654380">
            <text:p>654380</text:p>
          </table:table-cell>
          <table:table-cell table:style-name="ce1" office:value-type="float" office:value="391305">
            <text:p>391305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46348">
            <text:p>46348</text:p>
          </table:table-cell>
          <table:table-cell table:style-name="ce3" table:formula="of:=[.E30]-[.F30]" office:value-type="float" office:value="438006">
            <text:p>438006</text:p>
          </table:table-cell>
          <table:table-cell table:style-name="ce1" table:formula="of:=[.C30]/([.A30]*[.B30]*[.D30])" office:value-type="float" office:value="68.2666666666667">
            <text:p>68,2666666667</text:p>
          </table:table-cell>
          <table:table-cell table:style-name="ce1" table:formula="of:=[.C30]/[.D30]" office:value-type="float" office:value="16384">
            <text:p>1638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65536">
            <text:p>65536</text:p>
          </table:table-cell>
          <table:table-cell table:style-name="ce1" office:value-type="float" office:value="905778">
            <text:p>905778</text:p>
          </table:table-cell>
          <table:table-cell table:style-name="ce1" office:value-type="float" office:value="655728">
            <text:p>655728</text:p>
          </table:table-cell>
          <table:table-cell table:style-name="ce1" office:value-type="float" office:value="203843">
            <text:p>203843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45864">
            <text:p>45864</text:p>
          </table:table-cell>
          <table:table-cell table:style-name="ce3" table:formula="of:=[.E31]-[.F31]" office:value-type="float" office:value="250050">
            <text:p>250050</text:p>
          </table:table-cell>
          <table:table-cell table:style-name="ce1" table:formula="of:=[.C31]/([.A31]*[.B31]*[.D31])" office:value-type="float" office:value="34.1333333333333">
            <text:p>34,1333333333</text:p>
          </table:table-cell>
          <table:table-cell table:style-name="ce1" table:formula="of:=[.C31]/[.D31]" office:value-type="float" office:value="8192">
            <text:p>819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31072">
            <text:p>131072</text:p>
          </table:table-cell>
          <table:table-cell table:style-name="ce1" office:value-type="float" office:value="812775">
            <text:p>812775</text:p>
          </table:table-cell>
          <table:table-cell table:style-name="ce1" office:value-type="float" office:value="654318">
            <text:p>654318</text:p>
          </table:table-cell>
          <table:table-cell table:style-name="ce1" office:value-type="float" office:value="113276">
            <text:p>11327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44802">
            <text:p>44802</text:p>
          </table:table-cell>
          <table:table-cell table:style-name="ce3" table:formula="of:=[.E32]-[.F32]" office:value-type="float" office:value="158457">
            <text:p>158457</text:p>
          </table:table-cell>
          <table:table-cell table:style-name="ce1" table:formula="of:=[.C32]/([.A32]*[.B32]*[.D32])" office:value-type="float" office:value="17.0666666666667">
            <text:p>17,0666666667</text:p>
          </table:table-cell>
          <table:table-cell table:style-name="ce1" table:formula="of:=[.C32]/[.D32]" office:value-type="float" office:value="4096">
            <text:p>409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262144">
            <text:p>262144</text:p>
          </table:table-cell>
          <table:table-cell table:style-name="ce1" office:value-type="float" office:value="781010">
            <text:p>781010</text:p>
          </table:table-cell>
          <table:table-cell table:style-name="ce1" office:value-type="float" office:value="661525">
            <text:p>661525</text:p>
          </table:table-cell>
          <table:table-cell table:style-name="ce1" office:value-type="float" office:value="74110">
            <text:p>74110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4978">
            <text:p>44978</text:p>
          </table:table-cell>
          <table:table-cell table:style-name="ce3" table:formula="of:=[.E33]-[.F33]" office:value-type="float" office:value="119485">
            <text:p>119485</text:p>
          </table:table-cell>
          <table:table-cell table:style-name="ce1" table:formula="of:=[.C33]/([.A33]*[.B33]*[.D33])" office:value-type="float" office:value="8.53333333333333">
            <text:p>8,5333333333</text:p>
          </table:table-cell>
          <table:table-cell table:style-name="ce1" table:formula="of:=[.C33]/[.D33]" office:value-type="float" office:value="2048">
            <text:p>204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524288">
            <text:p>524288</text:p>
          </table:table-cell>
          <table:table-cell table:style-name="ce1" office:value-type="float" office:value="768133">
            <text:p>768133</text:p>
          </table:table-cell>
          <table:table-cell table:style-name="ce1" office:value-type="float" office:value="664916">
            <text:p>664916</text:p>
          </table:table-cell>
          <table:table-cell table:style-name="ce1" office:value-type="float" office:value="56807">
            <text:p>56807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5979">
            <text:p>45979</text:p>
          </table:table-cell>
          <table:table-cell table:style-name="ce3" table:formula="of:=[.E34]-[.F34]" office:value-type="float" office:value="103217">
            <text:p>103217</text:p>
          </table:table-cell>
          <table:table-cell table:style-name="ce1" table:formula="of:=[.C34]/([.A34]*[.B34]*[.D34])" office:value-type="float" office:value="4.26666666666667">
            <text:p>4,2666666667</text:p>
          </table:table-cell>
          <table:table-cell table:style-name="ce1" table:formula="of:=[.C34]/[.D34]" office:value-type="float" office:value="1024">
            <text:p>102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048576">
            <text:p>1048576</text:p>
          </table:table-cell>
          <table:table-cell table:style-name="ce1" office:value-type="float" office:value="766091">
            <text:p>766091</text:p>
          </table:table-cell>
          <table:table-cell table:style-name="ce1" office:value-type="float" office:value="668057">
            <text:p>668057</text:p>
          </table:table-cell>
          <table:table-cell table:style-name="ce1" office:value-type="float" office:value="49944">
            <text:p>49944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47570">
            <text:p>47570</text:p>
          </table:table-cell>
          <table:table-cell table:style-name="ce3" table:formula="of:=[.E35]-[.F35]" office:value-type="float" office:value="98034">
            <text:p>98034</text:p>
          </table:table-cell>
          <table:table-cell table:style-name="ce1" table:formula="of:=[.C35]/([.A35]*[.B35]*[.D35])" office:value-type="float" office:value="2.13333333333333">
            <text:p>2,1333333333</text:p>
          </table:table-cell>
          <table:table-cell table:style-name="ce1" table:formula="of:=[.C35]/[.D35]" office:value-type="float" office:value="512">
            <text:p>512</text:p>
          </table:table-cell>
          <table:table-cell office:value-type="string">
            <text:p>x</text:p>
          </table:table-cell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2097152">
            <text:p>2097152</text:p>
          </table:table-cell>
          <table:table-cell table:style-name="ce1" office:value-type="float" office:value="807527">
            <text:p>807527</text:p>
          </table:table-cell>
          <table:table-cell table:style-name="ce1" office:value-type="float" office:value="669938">
            <text:p>669938</text:p>
          </table:table-cell>
          <table:table-cell table:style-name="ce1" office:value-type="float" office:value="45679">
            <text:p>45679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91210">
            <text:p>91210</text:p>
          </table:table-cell>
          <table:table-cell table:style-name="ce3" table:formula="of:=[.E36]-[.F36]" office:value-type="float" office:value="137589">
            <text:p>137589</text:p>
          </table:table-cell>
          <table:table-cell table:style-name="ce1" table:formula="of:=[.C36]/([.A36]*[.B36]*[.D36])" office:value-type="float" office:value="1.06666666666667">
            <text:p>1,0666666667</text:p>
          </table:table-cell>
          <table:table-cell table:style-name="ce1" table:formula="of:=[.C36]/[.D36]" office:value-type="float" office:value="256">
            <text:p>25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4194304">
            <text:p>4194304</text:p>
          </table:table-cell>
          <table:table-cell table:style-name="ce1" office:value-type="float" office:value="753811">
            <text:p>753811</text:p>
          </table:table-cell>
          <table:table-cell table:style-name="ce1" office:value-type="float" office:value="659374">
            <text:p>659374</text:p>
          </table:table-cell>
          <table:table-cell table:style-name="ce1" office:value-type="float" office:value="43982">
            <text:p>43982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49405">
            <text:p>49405</text:p>
          </table:table-cell>
          <table:table-cell table:style-name="ce3" table:formula="of:=[.E37]-[.F37]" office:value-type="float" office:value="94437">
            <text:p>94437</text:p>
          </table:table-cell>
          <table:table-cell table:style-name="ce1" table:formula="of:=[.C37]/([.A37]*[.B37]*[.D37])" office:value-type="float" office:value="0.533333333333333">
            <text:p>0,5333333333</text:p>
          </table:table-cell>
          <table:table-cell table:style-name="ce1" table:formula="of:=[.C37]/[.D37]" office:value-type="float" office:value="128">
            <text:p>12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8388608">
            <text:p>8388608</text:p>
          </table:table-cell>
          <table:table-cell table:style-name="ce1" office:value-type="float" office:value="754688">
            <text:p>754688</text:p>
          </table:table-cell>
          <table:table-cell table:style-name="ce1" office:value-type="float" office:value="663388">
            <text:p>663388</text:p>
          </table:table-cell>
          <table:table-cell table:style-name="ce1" office:value-type="float" office:value="41997">
            <text:p>41997</text:p>
          </table:table-cell>
          <table:table-cell table:style-name="ce1" office:value-type="float" office:value="1455">
            <text:p>1455</text:p>
          </table:table-cell>
          <table:table-cell table:style-name="ce1" office:value-type="float" office:value="47848">
            <text:p>47848</text:p>
          </table:table-cell>
          <table:table-cell table:style-name="ce3" table:formula="of:=[.E38]-[.F38]" office:value-type="float" office:value="91300">
            <text:p>91300</text:p>
          </table:table-cell>
          <table:table-cell table:style-name="ce1" table:formula="of:=[.C38]/([.A38]*[.B38]*[.D38])" office:value-type="float" office:value="0.266666666666667">
            <text:p>0,2666666667</text:p>
          </table:table-cell>
          <table:table-cell table:style-name="ce1" table:formula="of:=[.C38]/[.D38]" office:value-type="float" office:value="64">
            <text:p>6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16777216">
            <text:p>16777216</text:p>
          </table:table-cell>
          <table:table-cell table:style-name="ce1" office:value-type="float" office:value="755285">
            <text:p>755285</text:p>
          </table:table-cell>
          <table:table-cell table:style-name="ce1" office:value-type="float" office:value="667718">
            <text:p>667718</text:p>
          </table:table-cell>
          <table:table-cell table:style-name="ce1" office:value-type="float" office:value="39461">
            <text:p>39461</text:p>
          </table:table-cell>
          <table:table-cell table:style-name="ce1" office:value-type="float" office:value="3227">
            <text:p>3227</text:p>
          </table:table-cell>
          <table:table-cell table:style-name="ce1" office:value-type="float" office:value="44878">
            <text:p>44878</text:p>
          </table:table-cell>
          <table:table-cell table:style-name="ce3" table:formula="of:=[.E39]-[.F39]" office:value-type="float" office:value="87567">
            <text:p>87567</text:p>
          </table:table-cell>
          <table:table-cell table:style-name="ce1" table:formula="of:=[.C39]/([.A39]*[.B39]*[.D39])" office:value-type="float" office:value="0.133333333333333">
            <text:p>0,1333333333</text:p>
          </table:table-cell>
          <table:table-cell table:style-name="ce1" table:formula="of:=[.C39]/[.D39]" office:value-type="float" office:value="32">
            <text:p>3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6870912">
            <text:p>536870912</text:p>
          </table:table-cell>
          <table:table-cell table:style-name="ce1" office:value-type="float" office:value="33554432">
            <text:p>33554432</text:p>
          </table:table-cell>
          <table:table-cell table:style-name="ce1" office:value-type="float" office:value="756660">
            <text:p>756660</text:p>
          </table:table-cell>
          <table:table-cell table:style-name="ce1" office:value-type="float" office:value="666911">
            <text:p>666911</text:p>
          </table:table-cell>
          <table:table-cell table:style-name="ce1" office:value-type="float" office:value="39540">
            <text:p>39540</text:p>
          </table:table-cell>
          <table:table-cell table:style-name="ce1" office:value-type="float" office:value="5294">
            <text:p>5294</text:p>
          </table:table-cell>
          <table:table-cell table:style-name="ce1" office:value-type="float" office:value="44914">
            <text:p>44914</text:p>
          </table:table-cell>
          <table:table-cell table:style-name="ce3" table:formula="of:=[.E40]-[.F40]" office:value-type="float" office:value="89749">
            <text:p>89749</text:p>
          </table:table-cell>
          <table:table-cell table:style-name="ce1" table:formula="of:=[.C40]/([.A40]*[.B40]*[.D40])" office:value-type="float" office:value="0.0666666666666667">
            <text:p>0,0666666667</text:p>
          </table:table-cell>
          <table:table-cell table:style-name="ce1" table:formula="of:=[.C40]/[.D40]" office:value-type="float" office:value="16">
            <text:p>1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4217728">
            <text:p>134217728</text:p>
          </table:table-cell>
          <table:table-cell office:value-type="float" office:value="726299">
            <text:p>726299</text:p>
          </table:table-cell>
          <table:table-cell office:value-type="float" office:value="654326">
            <text:p>654326</text:p>
          </table:table-cell>
          <table:table-cell office:value-type="float" office:value="18756">
            <text:p>18756</text:p>
          </table:table-cell>
          <table:table-cell office:value-type="float" office:value="25851">
            <text:p>25851</text:p>
          </table:table-cell>
          <table:table-cell office:value-type="float" office:value="27364">
            <text:p>27364</text:p>
          </table:table-cell>
          <table:table-cell table:formula="of:=[.E41]-[.F41]" office:value-type="float" office:value="71973">
            <text:p>71973</text:p>
          </table:table-cell>
          <table:table-cell table:formula="of:=[.C41]/([.A41]*[.B41]*[.D41])" office:value-type="float" office:value="0.0166666666666667">
            <text:p>0,0166666667</text:p>
          </table:table-cell>
          <table:table-cell table:formula="of:=[.C41]/[.D41]" office:value-type="float" office:value="4">
            <text:p>4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5306368">
            <text:p>805306368</text:p>
          </table:table-cell>
          <table:table-cell office:value-type="float" office:value="65536">
            <text:p>65536</text:p>
          </table:table-cell>
          <table:table-cell office:value-type="float" office:value="1556596">
            <text:p>1556596</text:p>
          </table:table-cell>
          <table:table-cell office:value-type="float" office:value="985216">
            <text:p>985216</text:p>
          </table:table-cell>
          <table:table-cell office:value-type="float" office:value="493920">
            <text:p>493920</text:p>
          </table:table-cell>
          <table:table-cell office:value-type="float" office:value="521">
            <text:p>521</text:p>
          </table:table-cell>
          <table:table-cell office:value-type="float" office:value="76938">
            <text:p>76938</text:p>
          </table:table-cell>
          <table:table-cell table:formula="of:=[.E42]-[.F42]" office:value-type="float" office:value="571380">
            <text:p>571380</text:p>
          </table:table-cell>
          <table:table-cell table:formula="of:=[.C42]/([.A42]*[.B42]*[.D42])" office:value-type="float" office:value="51.2">
            <text:p>51,2</text:p>
          </table:table-cell>
          <table:table-cell table:formula="of:=[.C42]/[.D42]" office:value-type="float" office:value="12288">
            <text:p>1228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5306368">
            <text:p>805306368</text:p>
          </table:table-cell>
          <table:table-cell office:value-type="float" office:value="262144">
            <text:p>262144</text:p>
          </table:table-cell>
          <table:table-cell office:value-type="float" office:value="1215568">
            <text:p>1215568</text:p>
          </table:table-cell>
          <table:table-cell office:value-type="float" office:value="978079">
            <text:p>978079</text:p>
          </table:table-cell>
          <table:table-cell office:value-type="float" office:value="160601">
            <text:p>160601</text:p>
          </table:table-cell>
          <table:table-cell office:value-type="float" office:value="574">
            <text:p>574</text:p>
          </table:table-cell>
          <table:table-cell office:value-type="float" office:value="76313">
            <text:p>76313</text:p>
          </table:table-cell>
          <table:table-cell table:formula="of:=[.E43]-[.F43]" office:value-type="float" office:value="237489">
            <text:p>237489</text:p>
          </table:table-cell>
          <table:table-cell table:formula="of:=[.C43]/([.A43]*[.B43]*[.D43])" office:value-type="float" office:value="12.8">
            <text:p>12,8</text:p>
          </table:table-cell>
          <table:table-cell table:formula="of:=[.C43]/[.D43]" office:value-type="float" office:value="3072">
            <text:p>3072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5306368">
            <text:p>805306368</text:p>
          </table:table-cell>
          <table:table-cell office:value-type="float" office:value="524288">
            <text:p>524288</text:p>
          </table:table-cell>
          <table:table-cell office:value-type="float" office:value="1187024">
            <text:p>1187024</text:p>
          </table:table-cell>
          <table:table-cell office:value-type="float" office:value="998576">
            <text:p>998576</text:p>
          </table:table-cell>
          <table:table-cell office:value-type="float" office:value="110709">
            <text:p>110709</text:p>
          </table:table-cell>
          <table:table-cell office:value-type="float" office:value="650">
            <text:p>650</text:p>
          </table:table-cell>
          <table:table-cell office:value-type="float" office:value="77088">
            <text:p>77088</text:p>
          </table:table-cell>
          <table:table-cell table:formula="of:=[.E44]-[.F44]" office:value-type="float" office:value="188448">
            <text:p>188448</text:p>
          </table:table-cell>
          <table:table-cell table:formula="of:=[.C44]/([.A44]*[.B44]*[.D44])" office:value-type="float" office:value="6.4">
            <text:p>6,4</text:p>
          </table:table-cell>
          <table:table-cell table:formula="of:=[.C44]/[.D44]" office:value-type="float" office:value="1536">
            <text:p>153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5306368">
            <text:p>805306368</text:p>
          </table:table-cell>
          <table:table-cell office:value-type="float" office:value="1048576">
            <text:p>1048576</text:p>
          </table:table-cell>
          <table:table-cell office:value-type="float" office:value="1141718">
            <text:p>1141718</text:p>
          </table:table-cell>
          <table:table-cell office:value-type="float" office:value="976887">
            <text:p>976887</text:p>
          </table:table-cell>
          <table:table-cell office:value-type="float" office:value="85709">
            <text:p>85709</text:p>
          </table:table-cell>
          <table:table-cell office:value-type="float" office:value="720">
            <text:p>720</text:p>
          </table:table-cell>
          <table:table-cell office:value-type="float" office:value="78400">
            <text:p>78400</text:p>
          </table:table-cell>
          <table:table-cell table:formula="of:=[.E45]-[.F45]" office:value-type="float" office:value="164831">
            <text:p>164831</text:p>
          </table:table-cell>
          <table:table-cell table:formula="of:=[.C45]/([.A45]*[.B45]*[.D45])" office:value-type="float" office:value="3.2">
            <text:p>3,2</text:p>
          </table:table-cell>
          <table:table-cell table:formula="of:=[.C45]/[.D45]" office:value-type="float" office:value="768">
            <text:p>768</text:p>
          </table:table-cell>
          <table:table-cell office:value-type="string">
            <text:p>x</text:p>
          </table:table-cell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5306368">
            <text:p>805306368</text:p>
          </table:table-cell>
          <table:table-cell office:value-type="float" office:value="16777216">
            <text:p>16777216</text:p>
          </table:table-cell>
          <table:table-cell office:value-type="float" office:value="1133824">
            <text:p>1133824</text:p>
          </table:table-cell>
          <table:table-cell office:value-type="float" office:value="988274">
            <text:p>988274</text:p>
          </table:table-cell>
          <table:table-cell office:value-type="float" office:value="64308">
            <text:p>64308</text:p>
          </table:table-cell>
          <table:table-cell office:value-type="float" office:value="3596">
            <text:p>3596</text:p>
          </table:table-cell>
          <table:table-cell office:value-type="float" office:value="77644">
            <text:p>77644</text:p>
          </table:table-cell>
          <table:table-cell table:formula="of:=[.E46]-[.F46]" office:value-type="float" office:value="145550">
            <text:p>145550</text:p>
          </table:table-cell>
          <table:table-cell table:formula="of:=[.C46]/([.A46]*[.B46]*[.D46])" office:value-type="float" office:value="0.2">
            <text:p>0,2</text:p>
          </table:table-cell>
          <table:table-cell table:formula="of:=[.C46]/[.D46]" office:value-type="float" office:value="48">
            <text:p>48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5306368">
            <text:p>805306368</text:p>
          </table:table-cell>
          <table:table-cell office:value-type="float" office:value="134217728">
            <text:p>134217728</text:p>
          </table:table-cell>
          <table:table-cell office:value-type="float" office:value="1169388">
            <text:p>1169388</text:p>
          </table:table-cell>
          <table:table-cell office:value-type="float" office:value="986867">
            <text:p>986867</text:p>
          </table:table-cell>
          <table:table-cell office:value-type="float" office:value="69594">
            <text:p>69594</text:p>
          </table:table-cell>
          <table:table-cell office:value-type="float" office:value="26328">
            <text:p>26328</text:p>
          </table:table-cell>
          <table:table-cell office:value-type="float" office:value="86597">
            <text:p>86597</text:p>
          </table:table-cell>
          <table:table-cell table:formula="of:=[.E47]-[.F47]" office:value-type="float" office:value="182521">
            <text:p>182521</text:p>
          </table:table-cell>
          <table:table-cell table:formula="of:=[.C47]/([.A47]*[.B47]*[.D47])" office:value-type="float" office:value="0.025">
            <text:p>0,025</text:p>
          </table:table-cell>
          <table:table-cell table:formula="of:=[.C47]/[.D47]" office:value-type="float" office:value="6">
            <text:p>6</text:p>
          </table:table-cell>
          <table:table-cell/>
          <table:table-cell office:value-type="float" office:value="86">
            <text:p>86</text:p>
          </table:table-cell>
          <table:table-cell table:number-columns-repeated="9"/>
        </table:table-row>
        <table:table-row table:style-name="ro1" table:number-rows-repeated="104852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office:forms form:automatic-focus="false" form:apply-design-mode="false"/>
        <table:table-column table:style-name="co6" table:number-columns-repeated="9" table:default-cell-style-name="ce1"/>
        <table:table-column table:style-name="co6" table:default-cell-style-name="ce3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table:style-name="Default" office:value-type="string">
            <text:p>H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V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Gesamt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Chunk</text:p>
          </table:table-cell>
          <table:table-cell table:style-name="Default" office:value-type="string">
            <text:p>EndTag</text:p>
          </table:table-cell>
          <table:table-cell table:style-name="Default" office:value-type="string">
            <text:p>Merge</text:p>
          </table:table-cell>
          <table:table-cell table:style-name="ce2" office:value-type="string">
            <text:p>Ges-Rand</text:p>
          </table:table-cell>
          <table:table-cell table:style-name="Default" office:value-type="string">
            <text:p>pro knoten</text:p>
          </table:table-cell>
          <table:table-cell table:style-name="Default" office:value-type="string">
            <text:p>V/C</text:p>
          </table:table-cell>
          <table:table-cell office:value-type="string">
            <text:p>mi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228011">
            <text:p>228011</text:p>
          </table:table-cell>
          <table:table-cell office:value-type="float" office:value="159255">
            <text:p>159255</text:p>
          </table:table-cell>
          <table:table-cell office:value-type="float" office:value="56898">
            <text:p>56898</text:p>
          </table:table-cell>
          <table:table-cell office:value-type="float" office:value="97">
            <text:p>97</text:p>
          </table:table-cell>
          <table:table-cell office:value-type="float" office:value="11760">
            <text:p>11760</text:p>
          </table:table-cell>
          <table:table-cell table:formula="of:=[.E2]-[.F2]" office:value-type="float" office:value="68756">
            <text:p>68756</text:p>
          </table:table-cell>
          <table:table-cell table:formula="of:=[.C2]/([.A2]*[.B2]*[.D2])" office:value-type="float" office:value="34.1333333333333">
            <text:p>34,1333333333</text:p>
          </table:table-cell>
          <table:table-cell table:formula="of:=[.C2]/[.D2]" office:value-type="float" office:value="8192">
            <text:p>819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205784">
            <text:p>205784</text:p>
          </table:table-cell>
          <table:table-cell office:value-type="float" office:value="164075">
            <text:p>164075</text:p>
          </table:table-cell>
          <table:table-cell office:value-type="float" office:value="30156">
            <text:p>30156</text:p>
          </table:table-cell>
          <table:table-cell office:value-type="float" office:value="104">
            <text:p>104</text:p>
          </table:table-cell>
          <table:table-cell office:value-type="float" office:value="11448">
            <text:p>11448</text:p>
          </table:table-cell>
          <table:table-cell table:formula="of:=[.E3]-[.F3]" office:value-type="float" office:value="41709">
            <text:p>41709</text:p>
          </table:table-cell>
          <table:table-cell table:formula="of:=[.C3]/([.A3]*[.B3]*[.D3])" office:value-type="float" office:value="17.0666666666667">
            <text:p>17,0666666667</text:p>
          </table:table-cell>
          <table:table-cell table:formula="of:=[.C3]/[.D3]" office:value-type="float" office:value="4096">
            <text:p>409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86712">
            <text:p>186712</text:p>
          </table:table-cell>
          <table:table-cell office:value-type="float" office:value="158117">
            <text:p>158117</text:p>
          </table:table-cell>
          <table:table-cell office:value-type="float" office:value="17445">
            <text:p>17445</text:p>
          </table:table-cell>
          <table:table-cell office:value-type="float" office:value="105">
            <text:p>105</text:p>
          </table:table-cell>
          <table:table-cell office:value-type="float" office:value="11044">
            <text:p>11044</text:p>
          </table:table-cell>
          <table:table-cell table:formula="of:=[.E4]-[.F4]" office:value-type="float" office:value="28595">
            <text:p>28595</text:p>
          </table:table-cell>
          <table:table-cell table:formula="of:=[.C4]/([.A4]*[.B4]*[.D4])" office:value-type="float" office:value="8.53333333333333">
            <text:p>8,5333333333</text:p>
          </table:table-cell>
          <table:table-cell table:formula="of:=[.C4]/[.D4]" office:value-type="float" office:value="2048">
            <text:p>20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87917">
            <text:p>187917</text:p>
          </table:table-cell>
          <table:table-cell office:value-type="float" office:value="164102">
            <text:p>164102</text:p>
          </table:table-cell>
          <table:table-cell office:value-type="float" office:value="12694">
            <text:p>12694</text:p>
          </table:table-cell>
          <table:table-cell office:value-type="float" office:value="111">
            <text:p>111</text:p>
          </table:table-cell>
          <table:table-cell office:value-type="float" office:value="11008">
            <text:p>11008</text:p>
          </table:table-cell>
          <table:table-cell table:formula="of:=[.E5]-[.F5]" office:value-type="float" office:value="23815">
            <text:p>23815</text:p>
          </table:table-cell>
          <table:table-cell table:formula="of:=[.C5]/([.A5]*[.B5]*[.D5])" office:value-type="float" office:value="4.26666666666667">
            <text:p>4,2666666667</text:p>
          </table:table-cell>
          <table:table-cell table:formula="of:=[.C5]/[.D5]"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81612">
            <text:p>181612</text:p>
          </table:table-cell>
          <table:table-cell office:value-type="float" office:value="158442">
            <text:p>158442</text:p>
          </table:table-cell>
          <table:table-cell office:value-type="float" office:value="11511">
            <text:p>11511</text:p>
          </table:table-cell>
          <table:table-cell office:value-type="float" office:value="136">
            <text:p>136</text:p>
          </table:table-cell>
          <table:table-cell office:value-type="float" office:value="11522">
            <text:p>11522</text:p>
          </table:table-cell>
          <table:table-cell table:formula="of:=[.E6]-[.F6]" office:value-type="float" office:value="23170">
            <text:p>23170</text:p>
          </table:table-cell>
          <table:table-cell table:formula="of:=[.C6]/([.A6]*[.B6]*[.D6])" office:value-type="float" office:value="2.13333333333333">
            <text:p>2,1333333333</text:p>
          </table:table-cell>
          <table:table-cell table:formula="of:=[.C6]/[.D6]" office:value-type="float" office:value="512">
            <text:p>51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83028">
            <text:p>183028</text:p>
          </table:table-cell>
          <table:table-cell office:value-type="float" office:value="160446">
            <text:p>160446</text:p>
          </table:table-cell>
          <table:table-cell office:value-type="float" office:value="10638">
            <text:p>10638</text:p>
          </table:table-cell>
          <table:table-cell office:value-type="float" office:value="165">
            <text:p>165</text:p>
          </table:table-cell>
          <table:table-cell office:value-type="float" office:value="11777">
            <text:p>11777</text:p>
          </table:table-cell>
          <table:table-cell table:formula="of:=[.E7]-[.F7]" office:value-type="float" office:value="22582">
            <text:p>22582</text:p>
          </table:table-cell>
          <table:table-cell table:formula="of:=[.C7]/([.A7]*[.B7]*[.D7])" office:value-type="float" office:value="1.06666666666667">
            <text:p>1,0666666667</text:p>
          </table:table-cell>
          <table:table-cell table:formula="of:=[.C7]/[.D7]"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84886">
            <text:p>184886</text:p>
          </table:table-cell>
          <table:table-cell office:value-type="float" office:value="162915">
            <text:p>162915</text:p>
          </table:table-cell>
          <table:table-cell office:value-type="float" office:value="10110">
            <text:p>10110</text:p>
          </table:table-cell>
          <table:table-cell office:value-type="float" office:value="247">
            <text:p>247</text:p>
          </table:table-cell>
          <table:table-cell office:value-type="float" office:value="11612">
            <text:p>11612</text:p>
          </table:table-cell>
          <table:table-cell table:formula="of:=[.E8]-[.F8]" office:value-type="float" office:value="21971">
            <text:p>21971</text:p>
          </table:table-cell>
          <table:table-cell table:formula="of:=[.C8]/([.A8]*[.B8]*[.D8])" office:value-type="float" office:value="0.533333333333333">
            <text:p>0,5333333333</text:p>
          </table:table-cell>
          <table:table-cell table:formula="of:=[.C8]/[.D8]"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91141">
            <text:p>191141</text:p>
          </table:table-cell>
          <table:table-cell office:value-type="float" office:value="168334">
            <text:p>168334</text:p>
          </table:table-cell>
          <table:table-cell office:value-type="float" office:value="10364">
            <text:p>10364</text:p>
          </table:table-cell>
          <table:table-cell office:value-type="float" office:value="438">
            <text:p>438</text:p>
          </table:table-cell>
          <table:table-cell office:value-type="float" office:value="12002">
            <text:p>12002</text:p>
          </table:table-cell>
          <table:table-cell table:formula="of:=[.E9]-[.F9]" office:value-type="float" office:value="22807">
            <text:p>22807</text:p>
          </table:table-cell>
          <table:table-cell table:formula="of:=[.C9]/([.A9]*[.B9]*[.D9])" office:value-type="float" office:value="0.266666666666667">
            <text:p>0,2666666667</text:p>
          </table:table-cell>
          <table:table-cell table:formula="of:=[.C9]/[.D9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8286">
            <text:p>188286</text:p>
          </table:table-cell>
          <table:table-cell office:value-type="float" office:value="163590">
            <text:p>163590</text:p>
          </table:table-cell>
          <table:table-cell office:value-type="float" office:value="11120">
            <text:p>11120</text:p>
          </table:table-cell>
          <table:table-cell office:value-type="float" office:value="810">
            <text:p>810</text:p>
          </table:table-cell>
          <table:table-cell office:value-type="float" office:value="12764">
            <text:p>12764</text:p>
          </table:table-cell>
          <table:table-cell table:formula="of:=[.E10]-[.F10]" office:value-type="float" office:value="24696">
            <text:p>24696</text:p>
          </table:table-cell>
          <table:table-cell table:formula="of:=[.C10]/([.A10]*[.B10]*[.D10])" office:value-type="float" office:value="0.133333333333333">
            <text:p>0,1333333333</text:p>
          </table:table-cell>
          <table:table-cell table:formula="of:=[.C10]/[.D10]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office:value-type="float" office:value="187340">
            <text:p>187340</text:p>
          </table:table-cell>
          <table:table-cell office:value-type="float" office:value="164681">
            <text:p>164681</text:p>
          </table:table-cell>
          <table:table-cell office:value-type="float" office:value="9854">
            <text:p>9854</text:p>
          </table:table-cell>
          <table:table-cell office:value-type="float" office:value="1504">
            <text:p>1504</text:p>
          </table:table-cell>
          <table:table-cell office:value-type="float" office:value="11299">
            <text:p>11299</text:p>
          </table:table-cell>
          <table:table-cell table:formula="of:=[.E11]-[.F11]" office:value-type="float" office:value="22659">
            <text:p>22659</text:p>
          </table:table-cell>
          <table:table-cell table:formula="of:=[.C11]/([.A11]*[.B11]*[.D11])" office:value-type="float" office:value="0.0666666666666667">
            <text:p>0,0666666667</text:p>
          </table:table-cell>
          <table:table-cell table:formula="of:=[.C11]/[.D11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777216">
            <text:p>16777216</text:p>
          </table:table-cell>
          <table:table-cell office:value-type="float" office:value="186487">
            <text:p>186487</text:p>
          </table:table-cell>
          <table:table-cell office:value-type="float" office:value="162408">
            <text:p>162408</text:p>
          </table:table-cell>
          <table:table-cell office:value-type="float" office:value="9872">
            <text:p>9872</text:p>
          </table:table-cell>
          <table:table-cell office:value-type="float" office:value="2946">
            <text:p>2946</text:p>
          </table:table-cell>
          <table:table-cell office:value-type="float" office:value="11259">
            <text:p>11259</text:p>
          </table:table-cell>
          <table:table-cell table:formula="of:=[.E12]-[.F12]" office:value-type="float" office:value="24079">
            <text:p>24079</text:p>
          </table:table-cell>
          <table:table-cell table:formula="of:=[.C12]/([.A12]*[.B12]*[.D12])" office:value-type="float" office:value="0.0333333333333333">
            <text:p>0,0333333333</text:p>
          </table:table-cell>
          <table:table-cell table:formula="of:=[.C12]/[.D12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3554432">
            <text:p>33554432</text:p>
          </table:table-cell>
          <table:table-cell office:value-type="float" office:value="182452">
            <text:p>182452</text:p>
          </table:table-cell>
          <table:table-cell office:value-type="float" office:value="164997">
            <text:p>164997</text:p>
          </table:table-cell>
          <table:table-cell office:value-type="float" office:value="4675">
            <text:p>4675</text:p>
          </table:table-cell>
          <table:table-cell office:value-type="float" office:value="5954">
            <text:p>5954</text:p>
          </table:table-cell>
          <table:table-cell office:value-type="float" office:value="6825">
            <text:p>6825</text:p>
          </table:table-cell>
          <table:table-cell table:formula="of:=[.E13]-[.F13]" office:value-type="float" office:value="17455">
            <text:p>17455</text:p>
          </table:table-cell>
          <table:table-cell table:formula="of:=[.C13]/([.A13]*[.B13]*[.D13])" office:value-type="float" office:value="0.0166666666666667">
            <text:p>0,0166666667</text:p>
          </table:table-cell>
          <table:table-cell table:formula="of:=[.C13]/[.D13]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7108864">
            <text:p>67108864</text:p>
          </table:table-cell>
          <table:table-cell office:value-type="float" office:value="188670">
            <text:p>188670</text:p>
          </table:table-cell>
          <table:table-cell office:value-type="float" office:value="163811">
            <text:p>163811</text:p>
          </table:table-cell>
          <table:table-cell office:value-type="float" office:value="4678">
            <text:p>4678</text:p>
          </table:table-cell>
          <table:table-cell office:value-type="float" office:value="12407">
            <text:p>12407</text:p>
          </table:table-cell>
          <table:table-cell office:value-type="float" office:value="7773">
            <text:p>7773</text:p>
          </table:table-cell>
          <table:table-cell table:formula="of:=[.E14]-[.F14]" office:value-type="float" office:value="24859">
            <text:p>24859</text:p>
          </table:table-cell>
          <table:table-cell table:formula="of:=[.C14]/([.A14]*[.B14]*[.D14])" office:value-type="float" office:value="0.00833333333333333">
            <text:p>0,0083333333</text:p>
          </table:table-cell>
          <table:table-cell table:formula="of:=[.C14]/[.D14]" office:value-type="float" office:value="2">
            <text:p>2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16384">
            <text:p>16384</text:p>
          </table:table-cell>
          <table:table-cell table:style-name="Default" office:value-type="float" office:value="576834">
            <text:p>576834</text:p>
          </table:table-cell>
          <table:table-cell table:style-name="Default" office:value-type="float" office:value="335404">
            <text:p>335404</text:p>
          </table:table-cell>
          <table:table-cell table:style-name="Default" office:value-type="float" office:value="217437">
            <text:p>217437</text:p>
          </table:table-cell>
          <table:table-cell table:style-name="Default" office:value-type="float" office:value="187">
            <text:p>187</text:p>
          </table:table-cell>
          <table:table-cell table:style-name="Default" office:value-type="float" office:value="23805">
            <text:p>23805</text:p>
          </table:table-cell>
          <table:table-cell table:style-name="ce2" table:formula="of:=[.E15]-[.F15]" office:value-type="float" office:value="241430">
            <text:p>241430</text:p>
          </table:table-cell>
          <table:table-cell table:style-name="Default" table:formula="of:=[.C15]/([.A15]*[.B15]*[.D15])" office:value-type="float" office:value="68.2666666666667">
            <text:p>68,2666666667</text:p>
          </table:table-cell>
          <table:table-cell table:style-name="Default" table:formula="of:=[.C15]/[.D15]" office:value-type="float" office:value="16384">
            <text:p>16384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32768">
            <text:p>32768</text:p>
          </table:table-cell>
          <table:table-cell table:style-name="Default" office:value-type="float" office:value="466333">
            <text:p>466333</text:p>
          </table:table-cell>
          <table:table-cell table:style-name="Default" office:value-type="float" office:value="330960">
            <text:p>330960</text:p>
          </table:table-cell>
          <table:table-cell table:style-name="Default" office:value-type="float" office:value="111788">
            <text:p>111788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23392">
            <text:p>23392</text:p>
          </table:table-cell>
          <table:table-cell table:style-name="ce2" table:formula="of:=[.E16]-[.F16]" office:value-type="float" office:value="135373">
            <text:p>135373</text:p>
          </table:table-cell>
          <table:table-cell table:style-name="Default" table:formula="of:=[.C16]/([.A16]*[.B16]*[.D16])" office:value-type="float" office:value="34.1333333333333">
            <text:p>34,1333333333</text:p>
          </table:table-cell>
          <table:table-cell table:style-name="Default" table:formula="of:=[.C16]/[.D16]" office:value-type="float" office:value="8192">
            <text:p>8192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65536">
            <text:p>65536</text:p>
          </table:table-cell>
          <table:table-cell table:style-name="Default" office:value-type="float" office:value="433718">
            <text:p>433718</text:p>
          </table:table-cell>
          <table:table-cell table:style-name="Default" office:value-type="float" office:value="349875">
            <text:p>349875</text:p>
          </table:table-cell>
          <table:table-cell table:style-name="Default" office:value-type="float" office:value="60704">
            <text:p>60704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22948">
            <text:p>22948</text:p>
          </table:table-cell>
          <table:table-cell table:style-name="ce2" table:formula="of:=[.E17]-[.F17]" office:value-type="float" office:value="83843">
            <text:p>83843</text:p>
          </table:table-cell>
          <table:table-cell table:style-name="Default" table:formula="of:=[.C17]/([.A17]*[.B17]*[.D17])" office:value-type="float" office:value="17.0666666666667">
            <text:p>17,0666666667</text:p>
          </table:table-cell>
          <table:table-cell table:style-name="Default" table:formula="of:=[.C17]/[.D17]" office:value-type="float" office:value="4096">
            <text:p>4096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131072">
            <text:p>131072</text:p>
          </table:table-cell>
          <table:table-cell table:style-name="Default" office:value-type="float" office:value="403394">
            <text:p>403394</text:p>
          </table:table-cell>
          <table:table-cell table:style-name="Default" office:value-type="float" office:value="343196">
            <text:p>343196</text:p>
          </table:table-cell>
          <table:table-cell table:style-name="Default" office:value-type="float" office:value="37271">
            <text:p>37271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2725">
            <text:p>22725</text:p>
          </table:table-cell>
          <table:table-cell table:style-name="ce2" table:formula="of:=[.E18]-[.F18]" office:value-type="float" office:value="60198">
            <text:p>60198</text:p>
          </table:table-cell>
          <table:table-cell table:style-name="Default" table:formula="of:=[.C18]/([.A18]*[.B18]*[.D18])" office:value-type="float" office:value="8.53333333333333">
            <text:p>8,5333333333</text:p>
          </table:table-cell>
          <table:table-cell table:style-name="Default" table:formula="of:=[.C18]/[.D18]" office:value-type="float" office:value="2048">
            <text:p>2048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262144">
            <text:p>262144</text:p>
          </table:table-cell>
          <table:table-cell table:style-name="Default" office:value-type="float" office:value="375993">
            <text:p>375993</text:p>
          </table:table-cell>
          <table:table-cell table:style-name="Default" office:value-type="float" office:value="323418">
            <text:p>323418</text:p>
          </table:table-cell>
          <table:table-cell table:style-name="Default" office:value-type="float" office:value="29144">
            <text:p>29144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23211">
            <text:p>23211</text:p>
          </table:table-cell>
          <table:table-cell table:style-name="ce2" table:formula="of:=[.E19]-[.F19]" office:value-type="float" office:value="52575">
            <text:p>52575</text:p>
          </table:table-cell>
          <table:table-cell table:style-name="Default" table:formula="of:=[.C19]/([.A19]*[.B19]*[.D19])" office:value-type="float" office:value="4.26666666666667">
            <text:p>4,2666666667</text:p>
          </table:table-cell>
          <table:table-cell table:style-name="Default" table:formula="of:=[.C19]/[.D19]" office:value-type="float" office:value="1024">
            <text:p>1024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524288">
            <text:p>524288</text:p>
          </table:table-cell>
          <table:table-cell table:style-name="Default" office:value-type="float" office:value="376337">
            <text:p>376337</text:p>
          </table:table-cell>
          <table:table-cell table:style-name="Default" office:value-type="float" office:value="328033">
            <text:p>328033</text:p>
          </table:table-cell>
          <table:table-cell table:style-name="Default" office:value-type="float" office:value="24431">
            <text:p>24431</text:p>
          </table:table-cell>
          <table:table-cell table:style-name="Default" office:value-type="float" office:value="253">
            <text:p>253</text:p>
          </table:table-cell>
          <table:table-cell table:style-name="Default" office:value-type="float" office:value="23618">
            <text:p>23618</text:p>
          </table:table-cell>
          <table:table-cell table:style-name="ce2" table:formula="of:=[.E20]-[.F20]" office:value-type="float" office:value="48304">
            <text:p>48304</text:p>
          </table:table-cell>
          <table:table-cell table:style-name="Default" table:formula="of:=[.C20]/([.A20]*[.B20]*[.D20])" office:value-type="float" office:value="2.13333333333333">
            <text:p>2,1333333333</text:p>
          </table:table-cell>
          <table:table-cell table:style-name="Default" table:formula="of:=[.C20]/[.D20]" office:value-type="float" office:value="512">
            <text:p>512</text:p>
          </table:table-cell>
          <table:table-cell office:value-type="string">
            <text:p>x</text:p>
          </table:table-cell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1048576">
            <text:p>1048576</text:p>
          </table:table-cell>
          <table:table-cell table:style-name="Default" office:value-type="float" office:value="377809">
            <text:p>377809</text:p>
          </table:table-cell>
          <table:table-cell table:style-name="Default" office:value-type="float" office:value="331091">
            <text:p>331091</text:p>
          </table:table-cell>
          <table:table-cell table:style-name="Default" office:value-type="float" office:value="22372">
            <text:p>22372</text:p>
          </table:table-cell>
          <table:table-cell table:style-name="Default" office:value-type="float" office:value="332">
            <text:p>332</text:p>
          </table:table-cell>
          <table:table-cell table:style-name="Default" office:value-type="float" office:value="24013">
            <text:p>24013</text:p>
          </table:table-cell>
          <table:table-cell table:style-name="ce2" table:formula="of:=[.E21]-[.F21]" office:value-type="float" office:value="46718">
            <text:p>46718</text:p>
          </table:table-cell>
          <table:table-cell table:style-name="Default" table:formula="of:=[.C21]/([.A21]*[.B21]*[.D21])" office:value-type="float" office:value="1.06666666666667">
            <text:p>1,0666666667</text:p>
          </table:table-cell>
          <table:table-cell table:style-name="Default" table:formula="of:=[.C21]/[.D21]" office:value-type="float" office:value="256">
            <text:p>256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2097152">
            <text:p>2097152</text:p>
          </table:table-cell>
          <table:table-cell table:style-name="Default" office:value-type="float" office:value="388024">
            <text:p>388024</text:p>
          </table:table-cell>
          <table:table-cell table:style-name="Default" office:value-type="float" office:value="321957">
            <text:p>321957</text:p>
          </table:table-cell>
          <table:table-cell table:style-name="Default" office:value-type="float" office:value="20960">
            <text:p>20960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44613">
            <text:p>44613</text:p>
          </table:table-cell>
          <table:table-cell table:style-name="ce2" table:formula="of:=[.E22]-[.F22]" office:value-type="float" office:value="66067">
            <text:p>66067</text:p>
          </table:table-cell>
          <table:table-cell table:style-name="Default" table:formula="of:=[.C22]/([.A22]*[.B22]*[.D22])" office:value-type="float" office:value="0.533333333333333">
            <text:p>0,5333333333</text:p>
          </table:table-cell>
          <table:table-cell table:style-name="Default" table:formula="of:=[.C22]/[.D22]" office:value-type="float" office:value="128">
            <text:p>128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4194304">
            <text:p>4194304</text:p>
          </table:table-cell>
          <table:table-cell table:style-name="Default" office:value-type="float" office:value="371828">
            <text:p>371828</text:p>
          </table:table-cell>
          <table:table-cell table:style-name="Default" office:value-type="float" office:value="326012">
            <text:p>326012</text:p>
          </table:table-cell>
          <table:table-cell table:style-name="Default" office:value-type="float" office:value="20919">
            <text:p>20919</text:p>
          </table:table-cell>
          <table:table-cell table:style-name="Default" office:value-type="float" office:value="876">
            <text:p>876</text:p>
          </table:table-cell>
          <table:table-cell table:style-name="Default" office:value-type="float" office:value="24019">
            <text:p>24019</text:p>
          </table:table-cell>
          <table:table-cell table:style-name="ce2" table:formula="of:=[.E23]-[.F23]" office:value-type="float" office:value="45816">
            <text:p>45816</text:p>
          </table:table-cell>
          <table:table-cell table:style-name="Default" table:formula="of:=[.C23]/([.A23]*[.B23]*[.D23])" office:value-type="float" office:value="0.266666666666667">
            <text:p>0,2666666667</text:p>
          </table:table-cell>
          <table:table-cell table:style-name="Default" table:formula="of:=[.C23]/[.D23]" office:value-type="float" office:value="64">
            <text:p>64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8388608">
            <text:p>8388608</text:p>
          </table:table-cell>
          <table:table-cell table:style-name="Default" office:value-type="float" office:value="367889">
            <text:p>367889</text:p>
          </table:table-cell>
          <table:table-cell table:style-name="Default" office:value-type="float" office:value="324060">
            <text:p>324060</text:p>
          </table:table-cell>
          <table:table-cell table:style-name="Default" office:value-type="float" office:value="19707">
            <text:p>19707</text:p>
          </table:table-cell>
          <table:table-cell table:style-name="Default" office:value-type="float" office:value="1579">
            <text:p>1579</text:p>
          </table:table-cell>
          <table:table-cell table:style-name="Default" office:value-type="float" office:value="22541">
            <text:p>22541</text:p>
          </table:table-cell>
          <table:table-cell table:style-name="ce2" table:formula="of:=[.E24]-[.F24]" office:value-type="float" office:value="43829">
            <text:p>43829</text:p>
          </table:table-cell>
          <table:table-cell table:style-name="Default" table:formula="of:=[.C24]/([.A24]*[.B24]*[.D24])" office:value-type="float" office:value="0.133333333333333">
            <text:p>0,1333333333</text:p>
          </table:table-cell>
          <table:table-cell table:style-name="Default" table:formula="of:=[.C24]/[.D24]" office:value-type="float" office:value="32">
            <text:p>32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16777216">
            <text:p>16777216</text:p>
          </table:table-cell>
          <table:table-cell table:style-name="Default" office:value-type="float" office:value="371780">
            <text:p>371780</text:p>
          </table:table-cell>
          <table:table-cell table:style-name="Default" office:value-type="float" office:value="326480">
            <text:p>326480</text:p>
          </table:table-cell>
          <table:table-cell table:style-name="Default" office:value-type="float" office:value="19719">
            <text:p>19719</text:p>
          </table:table-cell>
          <table:table-cell table:style-name="Default" office:value-type="float" office:value="3002">
            <text:p>3002</text:p>
          </table:table-cell>
          <table:table-cell table:style-name="Default" office:value-type="float" office:value="22577">
            <text:p>22577</text:p>
          </table:table-cell>
          <table:table-cell table:style-name="ce2" table:formula="of:=[.E25]-[.F25]" office:value-type="float" office:value="45300">
            <text:p>45300</text:p>
          </table:table-cell>
          <table:table-cell table:style-name="Default" table:formula="of:=[.C25]/([.A25]*[.B25]*[.D25])" office:value-type="float" office:value="0.0666666666666667">
            <text:p>0,0666666667</text:p>
          </table:table-cell>
          <table:table-cell table:style-name="Default" table:formula="of:=[.C25]/[.D25]" office:value-type="float" office:value="16">
            <text:p>16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33554432">
            <text:p>33554432</text:p>
          </table:table-cell>
          <table:table-cell table:style-name="Default" office:value-type="float" office:value="376785">
            <text:p>376785</text:p>
          </table:table-cell>
          <table:table-cell table:style-name="Default" office:value-type="float" office:value="328169">
            <text:p>328169</text:p>
          </table:table-cell>
          <table:table-cell table:style-name="Default" office:value-type="float" office:value="19768">
            <text:p>19768</text:p>
          </table:table-cell>
          <table:table-cell table:style-name="Default" office:value-type="float" office:value="6308">
            <text:p>6308</text:p>
          </table:table-cell>
          <table:table-cell table:style-name="Default" office:value-type="float" office:value="22539">
            <text:p>22539</text:p>
          </table:table-cell>
          <table:table-cell table:style-name="ce2" table:formula="of:=[.E26]-[.F26]" office:value-type="float" office:value="48616">
            <text:p>48616</text:p>
          </table:table-cell>
          <table:table-cell table:style-name="Default" table:formula="of:=[.C26]/([.A26]*[.B26]*[.D26])" office:value-type="float" office:value="0.0333333333333333">
            <text:p>0,0333333333</text:p>
          </table:table-cell>
          <table:table-cell table:style-name="Default" table:formula="of:=[.C26]/[.D26]" office:value-type="float" office:value="8">
            <text:p>8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67108864">
            <text:p>67108864</text:p>
          </table:table-cell>
          <table:table-cell table:style-name="Default" office:value-type="float" office:value="354849">
            <text:p>354849</text:p>
          </table:table-cell>
          <table:table-cell table:style-name="Default" office:value-type="float" office:value="319416">
            <text:p>319416</text:p>
          </table:table-cell>
          <table:table-cell table:style-name="Default" office:value-type="float" office:value="9440">
            <text:p>9440</text:p>
          </table:table-cell>
          <table:table-cell table:style-name="Default" office:value-type="float" office:value="12225">
            <text:p>12225</text:p>
          </table:table-cell>
          <table:table-cell table:style-name="Default" office:value-type="float" office:value="13767">
            <text:p>13767</text:p>
          </table:table-cell>
          <table:table-cell table:style-name="ce2" table:formula="of:=[.E27]-[.F27]" office:value-type="float" office:value="35433">
            <text:p>35433</text:p>
          </table:table-cell>
          <table:table-cell table:style-name="Default" table:formula="of:=[.C27]/([.A27]*[.B27]*[.D27])" office:value-type="float" office:value="0.0166666666666667">
            <text:p>0,0166666667</text:p>
          </table:table-cell>
          <table:table-cell table:style-name="Default" table:formula="of:=[.C27]/[.D27]" office:value-type="float" office:value="4">
            <text:p>4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8435456">
            <text:p>268435456</text:p>
          </table:table-cell>
          <table:table-cell table:style-name="Default" office:value-type="float" office:value="134217728">
            <text:p>134217728</text:p>
          </table:table-cell>
          <table:table-cell table:style-name="Default" office:value-type="float" office:value="375781">
            <text:p>375781</text:p>
          </table:table-cell>
          <table:table-cell table:style-name="Default" office:value-type="float" office:value="325648">
            <text:p>325648</text:p>
          </table:table-cell>
          <table:table-cell table:style-name="Default" office:value-type="float" office:value="9334">
            <text:p>9334</text:p>
          </table:table-cell>
          <table:table-cell table:style-name="Default" office:value-type="float" office:value="25279">
            <text:p>25279</text:p>
          </table:table-cell>
          <table:table-cell table:style-name="Default" office:value-type="float" office:value="15519">
            <text:p>15519</text:p>
          </table:table-cell>
          <table:table-cell table:style-name="ce2" table:formula="of:=[.E28]-[.F28]" office:value-type="float" office:value="50133">
            <text:p>50133</text:p>
          </table:table-cell>
          <table:table-cell table:style-name="Default" table:formula="of:=[.C28]/([.A28]*[.B28]*[.D28])" office:value-type="float" office:value="0.00833333333333333">
            <text:p>0,0083333333</text:p>
          </table:table-cell>
          <table:table-cell table:style-name="Default" table:formula="of:=[.C28]/[.D28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478031">
            <text:p>1478031</text:p>
          </table:table-cell>
          <table:table-cell office:value-type="float" office:value="658727">
            <text:p>658727</text:p>
          </table:table-cell>
          <table:table-cell office:value-type="float" office:value="768745">
            <text:p>768745</text:p>
          </table:table-cell>
          <table:table-cell office:value-type="float" office:value="347">
            <text:p>347</text:p>
          </table:table-cell>
          <table:table-cell office:value-type="float" office:value="50211">
            <text:p>50211</text:p>
          </table:table-cell>
          <table:table-cell table:formula="of:=[.E29]-[.F29]" office:value-type="float" office:value="819304">
            <text:p>819304</text:p>
          </table:table-cell>
          <table:table-cell table:formula="of:=[.C29]/([.A29]*[.B29]*[.D29])" office:value-type="float" office:value="136.533333333333">
            <text:p>136,5333333333</text:p>
          </table:table-cell>
          <table:table-cell table:formula="of:=[.C29]/[.D29]" office:value-type="float" office:value="32768">
            <text:p>327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092386">
            <text:p>1092386</text:p>
          </table:table-cell>
          <table:table-cell office:value-type="float" office:value="654380">
            <text:p>654380</text:p>
          </table:table-cell>
          <table:table-cell office:value-type="float" office:value="391305">
            <text:p>391305</text:p>
          </table:table-cell>
          <table:table-cell office:value-type="float" office:value="351">
            <text:p>351</text:p>
          </table:table-cell>
          <table:table-cell office:value-type="float" office:value="46348">
            <text:p>46348</text:p>
          </table:table-cell>
          <table:table-cell table:formula="of:=[.E30]-[.F30]" office:value-type="float" office:value="438006">
            <text:p>438006</text:p>
          </table:table-cell>
          <table:table-cell table:formula="of:=[.C30]/([.A30]*[.B30]*[.D30])" office:value-type="float" office:value="68.2666666666667">
            <text:p>68,2666666667</text:p>
          </table:table-cell>
          <table:table-cell table:formula="of:=[.C30]/[.D30]" office:value-type="float" office:value="16384">
            <text:p>1638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905778">
            <text:p>905778</text:p>
          </table:table-cell>
          <table:table-cell office:value-type="float" office:value="655728">
            <text:p>655728</text:p>
          </table:table-cell>
          <table:table-cell office:value-type="float" office:value="203843">
            <text:p>203843</text:p>
          </table:table-cell>
          <table:table-cell office:value-type="float" office:value="341">
            <text:p>341</text:p>
          </table:table-cell>
          <table:table-cell office:value-type="float" office:value="45864">
            <text:p>45864</text:p>
          </table:table-cell>
          <table:table-cell table:formula="of:=[.E31]-[.F31]" office:value-type="float" office:value="250050">
            <text:p>250050</text:p>
          </table:table-cell>
          <table:table-cell table:formula="of:=[.C31]/([.A31]*[.B31]*[.D31])" office:value-type="float" office:value="34.1333333333333">
            <text:p>34,1333333333</text:p>
          </table:table-cell>
          <table:table-cell table:formula="of:=[.C31]/[.D31]" office:value-type="float" office:value="8192">
            <text:p>819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12775">
            <text:p>812775</text:p>
          </table:table-cell>
          <table:table-cell office:value-type="float" office:value="654318">
            <text:p>654318</text:p>
          </table:table-cell>
          <table:table-cell office:value-type="float" office:value="113276">
            <text:p>113276</text:p>
          </table:table-cell>
          <table:table-cell office:value-type="float" office:value="378">
            <text:p>378</text:p>
          </table:table-cell>
          <table:table-cell office:value-type="float" office:value="44802">
            <text:p>44802</text:p>
          </table:table-cell>
          <table:table-cell table:formula="of:=[.E32]-[.F32]" office:value-type="float" office:value="158457">
            <text:p>158457</text:p>
          </table:table-cell>
          <table:table-cell table:formula="of:=[.C32]/([.A32]*[.B32]*[.D32])" office:value-type="float" office:value="17.0666666666667">
            <text:p>17,0666666667</text:p>
          </table:table-cell>
          <table:table-cell table:formula="of:=[.C32]/[.D32]" office:value-type="float" office:value="4096">
            <text:p>409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781010">
            <text:p>781010</text:p>
          </table:table-cell>
          <table:table-cell office:value-type="float" office:value="661525">
            <text:p>661525</text:p>
          </table:table-cell>
          <table:table-cell office:value-type="float" office:value="74110">
            <text:p>74110</text:p>
          </table:table-cell>
          <table:table-cell office:value-type="float" office:value="395">
            <text:p>395</text:p>
          </table:table-cell>
          <table:table-cell office:value-type="float" office:value="44978">
            <text:p>44978</text:p>
          </table:table-cell>
          <table:table-cell table:formula="of:=[.E33]-[.F33]" office:value-type="float" office:value="119485">
            <text:p>119485</text:p>
          </table:table-cell>
          <table:table-cell table:formula="of:=[.C33]/([.A33]*[.B33]*[.D33])" office:value-type="float" office:value="8.53333333333333">
            <text:p>8,5333333333</text:p>
          </table:table-cell>
          <table:table-cell table:formula="of:=[.C33]/[.D33]" office:value-type="float" office:value="2048">
            <text:p>204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68133">
            <text:p>768133</text:p>
          </table:table-cell>
          <table:table-cell office:value-type="float" office:value="664916">
            <text:p>664916</text:p>
          </table:table-cell>
          <table:table-cell office:value-type="float" office:value="56807">
            <text:p>56807</text:p>
          </table:table-cell>
          <table:table-cell office:value-type="float" office:value="429">
            <text:p>429</text:p>
          </table:table-cell>
          <table:table-cell office:value-type="float" office:value="45979">
            <text:p>45979</text:p>
          </table:table-cell>
          <table:table-cell table:formula="of:=[.E34]-[.F34]" office:value-type="float" office:value="103217">
            <text:p>103217</text:p>
          </table:table-cell>
          <table:table-cell table:formula="of:=[.C34]/([.A34]*[.B34]*[.D34])" office:value-type="float" office:value="4.26666666666667">
            <text:p>4,2666666667</text:p>
          </table:table-cell>
          <table:table-cell table:formula="of:=[.C34]/[.D34]"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66091">
            <text:p>766091</text:p>
          </table:table-cell>
          <table:table-cell office:value-type="float" office:value="668057">
            <text:p>668057</text:p>
          </table:table-cell>
          <table:table-cell office:value-type="float" office:value="49944">
            <text:p>49944</text:p>
          </table:table-cell>
          <table:table-cell office:value-type="float" office:value="519">
            <text:p>519</text:p>
          </table:table-cell>
          <table:table-cell office:value-type="float" office:value="47570">
            <text:p>47570</text:p>
          </table:table-cell>
          <table:table-cell table:formula="of:=[.E35]-[.F35]" office:value-type="float" office:value="98034">
            <text:p>98034</text:p>
          </table:table-cell>
          <table:table-cell table:formula="of:=[.C35]/([.A35]*[.B35]*[.D35])" office:value-type="float" office:value="2.13333333333333">
            <text:p>2,1333333333</text:p>
          </table:table-cell>
          <table:table-cell table:formula="of:=[.C35]/[.D35]" office:value-type="float" office:value="512">
            <text:p>51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07527">
            <text:p>807527</text:p>
          </table:table-cell>
          <table:table-cell office:value-type="float" office:value="669938">
            <text:p>669938</text:p>
          </table:table-cell>
          <table:table-cell office:value-type="float" office:value="45679">
            <text:p>45679</text:p>
          </table:table-cell>
          <table:table-cell office:value-type="float" office:value="699">
            <text:p>699</text:p>
          </table:table-cell>
          <table:table-cell office:value-type="float" office:value="91210">
            <text:p>91210</text:p>
          </table:table-cell>
          <table:table-cell table:formula="of:=[.E36]-[.F36]" office:value-type="float" office:value="137589">
            <text:p>137589</text:p>
          </table:table-cell>
          <table:table-cell table:formula="of:=[.C36]/([.A36]*[.B36]*[.D36])" office:value-type="float" office:value="1.06666666666667">
            <text:p>1,0666666667</text:p>
          </table:table-cell>
          <table:table-cell table:formula="of:=[.C36]/[.D36]"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53811">
            <text:p>753811</text:p>
          </table:table-cell>
          <table:table-cell office:value-type="float" office:value="659374">
            <text:p>659374</text:p>
          </table:table-cell>
          <table:table-cell office:value-type="float" office:value="43982">
            <text:p>43982</text:p>
          </table:table-cell>
          <table:table-cell office:value-type="float" office:value="1048">
            <text:p>1048</text:p>
          </table:table-cell>
          <table:table-cell office:value-type="float" office:value="49405">
            <text:p>49405</text:p>
          </table:table-cell>
          <table:table-cell table:formula="of:=[.E37]-[.F37]" office:value-type="float" office:value="94437">
            <text:p>94437</text:p>
          </table:table-cell>
          <table:table-cell table:formula="of:=[.C37]/([.A37]*[.B37]*[.D37])" office:value-type="float" office:value="0.533333333333333">
            <text:p>0,5333333333</text:p>
          </table:table-cell>
          <table:table-cell table:formula="of:=[.C37]/[.D37]"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4688">
            <text:p>754688</text:p>
          </table:table-cell>
          <table:table-cell office:value-type="float" office:value="663388">
            <text:p>663388</text:p>
          </table:table-cell>
          <table:table-cell office:value-type="float" office:value="41997">
            <text:p>41997</text:p>
          </table:table-cell>
          <table:table-cell office:value-type="float" office:value="1455">
            <text:p>1455</text:p>
          </table:table-cell>
          <table:table-cell office:value-type="float" office:value="47848">
            <text:p>47848</text:p>
          </table:table-cell>
          <table:table-cell table:formula="of:=[.E38]-[.F38]" office:value-type="float" office:value="91300">
            <text:p>91300</text:p>
          </table:table-cell>
          <table:table-cell table:formula="of:=[.C38]/([.A38]*[.B38]*[.D38])" office:value-type="float" office:value="0.266666666666667">
            <text:p>0,2666666667</text:p>
          </table:table-cell>
          <table:table-cell table:formula="of:=[.C38]/[.D38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777216">
            <text:p>16777216</text:p>
          </table:table-cell>
          <table:table-cell office:value-type="float" office:value="755285">
            <text:p>755285</text:p>
          </table:table-cell>
          <table:table-cell office:value-type="float" office:value="667718">
            <text:p>667718</text:p>
          </table:table-cell>
          <table:table-cell office:value-type="float" office:value="39461">
            <text:p>39461</text:p>
          </table:table-cell>
          <table:table-cell office:value-type="float" office:value="3227">
            <text:p>3227</text:p>
          </table:table-cell>
          <table:table-cell office:value-type="float" office:value="44878">
            <text:p>44878</text:p>
          </table:table-cell>
          <table:table-cell table:formula="of:=[.E39]-[.F39]" office:value-type="float" office:value="87567">
            <text:p>87567</text:p>
          </table:table-cell>
          <table:table-cell table:formula="of:=[.C39]/([.A39]*[.B39]*[.D39])" office:value-type="float" office:value="0.133333333333333">
            <text:p>0,1333333333</text:p>
          </table:table-cell>
          <table:table-cell table:formula="of:=[.C39]/[.D39]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3554432">
            <text:p>33554432</text:p>
          </table:table-cell>
          <table:table-cell office:value-type="float" office:value="756660">
            <text:p>756660</text:p>
          </table:table-cell>
          <table:table-cell office:value-type="float" office:value="666911">
            <text:p>666911</text:p>
          </table:table-cell>
          <table:table-cell office:value-type="float" office:value="39540">
            <text:p>39540</text:p>
          </table:table-cell>
          <table:table-cell office:value-type="float" office:value="5294">
            <text:p>5294</text:p>
          </table:table-cell>
          <table:table-cell office:value-type="float" office:value="44914">
            <text:p>44914</text:p>
          </table:table-cell>
          <table:table-cell table:formula="of:=[.E40]-[.F40]" office:value-type="float" office:value="89749">
            <text:p>89749</text:p>
          </table:table-cell>
          <table:table-cell table:formula="of:=[.C40]/([.A40]*[.B40]*[.D40])" office:value-type="float" office:value="0.0666666666666667">
            <text:p>0,0666666667</text:p>
          </table:table-cell>
          <table:table-cell table:formula="of:=[.C40]/[.D40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4217728">
            <text:p>134217728</text:p>
          </table:table-cell>
          <table:table-cell office:value-type="float" office:value="726299">
            <text:p>726299</text:p>
          </table:table-cell>
          <table:table-cell office:value-type="float" office:value="654326">
            <text:p>654326</text:p>
          </table:table-cell>
          <table:table-cell office:value-type="float" office:value="18756">
            <text:p>18756</text:p>
          </table:table-cell>
          <table:table-cell office:value-type="float" office:value="25851">
            <text:p>25851</text:p>
          </table:table-cell>
          <table:table-cell office:value-type="float" office:value="27364">
            <text:p>27364</text:p>
          </table:table-cell>
          <table:table-cell table:formula="of:=[.E41]-[.F41]" office:value-type="float" office:value="71973">
            <text:p>71973</text:p>
          </table:table-cell>
          <table:table-cell table:formula="of:=[.C41]/([.A41]*[.B41]*[.D41])" office:value-type="float" office:value="0.0166666666666667">
            <text:p>0,0166666667</text:p>
          </table:table-cell>
          <table:table-cell table:formula="of:=[.C41]/[.D41]" office:value-type="float" office:value="4">
            <text:p>4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05306368">
            <text:p>805306368</text:p>
          </table:table-cell>
          <table:table-cell table:style-name="Default" office:value-type="float" office:value="65536">
            <text:p>65536</text:p>
          </table:table-cell>
          <table:table-cell table:style-name="Default" office:value-type="float" office:value="1556596">
            <text:p>1556596</text:p>
          </table:table-cell>
          <table:table-cell table:style-name="Default" office:value-type="float" office:value="985216">
            <text:p>985216</text:p>
          </table:table-cell>
          <table:table-cell table:style-name="Default" office:value-type="float" office:value="493920">
            <text:p>493920</text:p>
          </table:table-cell>
          <table:table-cell table:style-name="Default" office:value-type="float" office:value="521">
            <text:p>521</text:p>
          </table:table-cell>
          <table:table-cell table:style-name="Default" office:value-type="float" office:value="76938">
            <text:p>76938</text:p>
          </table:table-cell>
          <table:table-cell table:style-name="ce2" table:formula="of:=[.E42]-[.F42]" office:value-type="float" office:value="571380">
            <text:p>571380</text:p>
          </table:table-cell>
          <table:table-cell table:style-name="Default" table:formula="of:=[.C42]/([.A42]*[.B42]*[.D42])" office:value-type="float" office:value="51.2">
            <text:p>51,2</text:p>
          </table:table-cell>
          <table:table-cell table:style-name="Default" table:formula="of:=[.C42]/[.D42]" office:value-type="float" office:value="12288">
            <text:p>12288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05306368">
            <text:p>805306368</text:p>
          </table:table-cell>
          <table:table-cell table:style-name="Default" office:value-type="float" office:value="262144">
            <text:p>262144</text:p>
          </table:table-cell>
          <table:table-cell table:style-name="Default" office:value-type="float" office:value="1215568">
            <text:p>1215568</text:p>
          </table:table-cell>
          <table:table-cell table:style-name="Default" office:value-type="float" office:value="978079">
            <text:p>978079</text:p>
          </table:table-cell>
          <table:table-cell table:style-name="Default" office:value-type="float" office:value="160601">
            <text:p>160601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76313">
            <text:p>76313</text:p>
          </table:table-cell>
          <table:table-cell table:style-name="ce2" table:formula="of:=[.E43]-[.F43]" office:value-type="float" office:value="237489">
            <text:p>237489</text:p>
          </table:table-cell>
          <table:table-cell table:style-name="Default" table:formula="of:=[.C43]/([.A43]*[.B43]*[.D43])" office:value-type="float" office:value="12.8">
            <text:p>12,8</text:p>
          </table:table-cell>
          <table:table-cell table:style-name="Default" table:formula="of:=[.C43]/[.D43]" office:value-type="float" office:value="3072">
            <text:p>3072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05306368">
            <text:p>805306368</text:p>
          </table:table-cell>
          <table:table-cell table:style-name="Default" office:value-type="float" office:value="524288">
            <text:p>524288</text:p>
          </table:table-cell>
          <table:table-cell table:style-name="Default" office:value-type="float" office:value="1187024">
            <text:p>1187024</text:p>
          </table:table-cell>
          <table:table-cell table:style-name="Default" office:value-type="float" office:value="998576">
            <text:p>998576</text:p>
          </table:table-cell>
          <table:table-cell table:style-name="Default" office:value-type="float" office:value="110709">
            <text:p>110709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77088">
            <text:p>77088</text:p>
          </table:table-cell>
          <table:table-cell table:style-name="ce2" table:formula="of:=[.E44]-[.F44]" office:value-type="float" office:value="188448">
            <text:p>188448</text:p>
          </table:table-cell>
          <table:table-cell table:style-name="Default" table:formula="of:=[.C44]/([.A44]*[.B44]*[.D44])" office:value-type="float" office:value="6.4">
            <text:p>6,4</text:p>
          </table:table-cell>
          <table:table-cell table:style-name="Default" table:formula="of:=[.C44]/[.D44]" office:value-type="float" office:value="1536">
            <text:p>1536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05306368">
            <text:p>805306368</text:p>
          </table:table-cell>
          <table:table-cell table:style-name="Default" office:value-type="float" office:value="1048576">
            <text:p>1048576</text:p>
          </table:table-cell>
          <table:table-cell table:style-name="Default" office:value-type="float" office:value="1141718">
            <text:p>1141718</text:p>
          </table:table-cell>
          <table:table-cell table:style-name="Default" office:value-type="float" office:value="976887">
            <text:p>976887</text:p>
          </table:table-cell>
          <table:table-cell table:style-name="Default" office:value-type="float" office:value="85709">
            <text:p>85709</text:p>
          </table:table-cell>
          <table:table-cell table:style-name="Default" office:value-type="float" office:value="720">
            <text:p>720</text:p>
          </table:table-cell>
          <table:table-cell table:style-name="Default" office:value-type="float" office:value="78400">
            <text:p>78400</text:p>
          </table:table-cell>
          <table:table-cell table:style-name="ce2" table:formula="of:=[.E45]-[.F45]" office:value-type="float" office:value="164831">
            <text:p>164831</text:p>
          </table:table-cell>
          <table:table-cell table:style-name="Default" table:formula="of:=[.C45]/([.A45]*[.B45]*[.D45])" office:value-type="float" office:value="3.2">
            <text:p>3,2</text:p>
          </table:table-cell>
          <table:table-cell table:style-name="Default" table:formula="of:=[.C45]/[.D45]" office:value-type="float" office:value="768">
            <text:p>768</text:p>
          </table:table-cell>
          <table:table-cell office:value-type="string">
            <text:p>x</text:p>
          </table:table-cell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05306368">
            <text:p>805306368</text:p>
          </table:table-cell>
          <table:table-cell table:style-name="Default" office:value-type="float" office:value="1572864">
            <text:p>1572864</text:p>
          </table:table-cell>
          <table:table-cell table:style-name="Default" office:value-type="float" office:value="1137167">
            <text:p>1137167</text:p>
          </table:table-cell>
          <table:table-cell table:style-name="Default" office:value-type="float" office:value="981214">
            <text:p>981214</text:p>
          </table:table-cell>
          <table:table-cell table:style-name="Default" office:value-type="float" office:value="76279">
            <text:p>76279</text:p>
          </table:table-cell>
          <table:table-cell table:style-name="Default" office:value-type="float" office:value="768">
            <text:p>768</text:p>
          </table:table-cell>
          <table:table-cell table:style-name="Default" office:value-type="float" office:value="78904">
            <text:p>78904</text:p>
          </table:table-cell>
          <table:table-cell table:style-name="ce2" table:formula="of:=[.E46]-[.F46]" office:value-type="float" office:value="155953">
            <text:p>155953</text:p>
          </table:table-cell>
          <table:table-cell table:style-name="Default" table:formula="of:=[.C46]/([.A46]*[.B46]*[.D46])" office:value-type="float" office:value="2.28571428571429">
            <text:p>2,2857142857</text:p>
          </table:table-cell>
          <table:table-cell table:style-name="Default" table:formula="of:=[.C46]/[.D46]" office:value-type="float" office:value="512">
            <text:p>512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05306368">
            <text:p>805306368</text:p>
          </table:table-cell>
          <table:table-cell table:style-name="Default" office:value-type="float" office:value="16777216">
            <text:p>16777216</text:p>
          </table:table-cell>
          <table:table-cell table:style-name="Default" office:value-type="float" office:value="1133824">
            <text:p>1133824</text:p>
          </table:table-cell>
          <table:table-cell table:style-name="Default" office:value-type="float" office:value="988274">
            <text:p>988274</text:p>
          </table:table-cell>
          <table:table-cell table:style-name="Default" office:value-type="float" office:value="64308">
            <text:p>64308</text:p>
          </table:table-cell>
          <table:table-cell table:style-name="Default" office:value-type="float" office:value="3596">
            <text:p>3596</text:p>
          </table:table-cell>
          <table:table-cell table:style-name="Default" office:value-type="float" office:value="77644">
            <text:p>77644</text:p>
          </table:table-cell>
          <table:table-cell table:style-name="ce2" table:formula="of:=[.E47]-[.F47]" office:value-type="float" office:value="145550">
            <text:p>145550</text:p>
          </table:table-cell>
          <table:table-cell table:style-name="Default" table:formula="of:=[.C47]/([.A47]*[.B47]*[.D47])" office:value-type="float" office:value="0.2">
            <text:p>0,2</text:p>
          </table:table-cell>
          <table:table-cell table:style-name="Default" table:formula="of:=[.C47]/[.D47]" office:value-type="float" office:value="48">
            <text:p>48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05306368">
            <text:p>805306368</text:p>
          </table:table-cell>
          <table:table-cell table:style-name="Default" office:value-type="float" office:value="134217728">
            <text:p>134217728</text:p>
          </table:table-cell>
          <table:table-cell table:style-name="Default" office:value-type="float" office:value="1169388">
            <text:p>1169388</text:p>
          </table:table-cell>
          <table:table-cell table:style-name="Default" office:value-type="float" office:value="986867">
            <text:p>986867</text:p>
          </table:table-cell>
          <table:table-cell table:style-name="Default" office:value-type="float" office:value="69594">
            <text:p>69594</text:p>
          </table:table-cell>
          <table:table-cell table:style-name="Default" office:value-type="float" office:value="26328">
            <text:p>26328</text:p>
          </table:table-cell>
          <table:table-cell table:style-name="Default" office:value-type="float" office:value="86597">
            <text:p>86597</text:p>
          </table:table-cell>
          <table:table-cell table:style-name="ce2" table:formula="of:=[.E48]-[.F48]" office:value-type="float" office:value="182521">
            <text:p>182521</text:p>
          </table:table-cell>
          <table:table-cell table:style-name="Default" table:formula="of:=[.C48]/([.A48]*[.B48]*[.D48])" office:value-type="float" office:value="0.025">
            <text:p>0,025</text:p>
          </table:table-cell>
          <table:table-cell table:style-name="Default" table:formula="of:=[.C48]/[.D48]" office:value-type="float" office:value="6">
            <text:p>6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[.C48]/512" office:value-type="float" office:value="1572864">
            <text:p>1572864</text:p>
          </table:table-cell>
          <table:table-cell table:style-name="Default" table:number-columns-repeated="6"/>
          <table:table-cell table:style-name="ce2"/>
          <table:table-cell table:style-name="Default" table:number-columns-repeated="2"/>
          <table:table-cell/>
        </table:table-row>
      </table:table>
      <table:database-ranges>
        <table:database-range table:target-range-address="Sheet1.A2:Sheet1.I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.02.2013</text:date>, <text:time>17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12T17:29:53</dc:date>
    <meta:generator>OpenOffice.org/3.2$Unix OpenOffice.org_project/320m19$Build-9505</meta:generator>
    <meta:editing-duration>PT00H56M59S</meta:editing-duration>
    <meta:editing-cycles>4</meta:editing-cycles>
    <meta:document-statistic meta:table-count="2" meta:cell-count="11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58cm" svg:height="20.119cm" xlink:href=".." chart:class="chart:scatter" chart:style-name="ch1">
        <chart:legend chart:legend-position="end" svg:x="19.117cm" svg:y="9.777cm" chart:style-name="ch2"/>
        <chart:plot-area chart:style-name="ch3" table:cell-range-address="Sheet1.D29:Sheet1.E41" svg:x="0.427cm" svg:y="0.402cm" svg:width="18.264cm" svg:height="18.91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9:Sheet1.E41" chart:class="chart:scatter">
            <chart:domain table:cell-range-address="Sheet1.D29:Sheet1.D41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 text:id="Sheet1.D29:Sheet1.D41">16384</text:p>
              </table:table-cell>
              <table:table-cell office:value-type="float" office:value="1478031">
                <text:p text:id="Sheet1.E29:Sheet1.E41">14780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1092386">
                <text:p>1092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905778">
                <text:p>905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812775">
                <text:p>812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781010">
                <text:p>78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768133">
                <text:p>768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766091">
                <text:p>766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807527">
                <text:p>807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753811">
                <text:p>753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754688">
                <text:p>754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755285">
                <text:p>755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756660">
                <text:p>7566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217728">
                <text:p>134217728</text:p>
              </table:table-cell>
              <table:table-cell office:value-type="float" office:value="726299">
                <text:p>726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8cm" svg:height="20.701cm" xlink:href=".." chart:class="chart:scatter" chart:style-name="ch1">
        <chart:legend chart:legend-position="end" svg:x="18.988cm" svg:y="9.693cm" chart:style-name="ch2"/>
        <chart:plot-area chart:style-name="ch3" table:cell-range-address="Sheet1.D2:Sheet1.D14 Sheet1.G2:Sheet1.I14" svg:x="0.425cm" svg:y="0.414cm" svg:width="18.139cm" svg:height="19.45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4" chart:class="chart:scatter">
            <chart:domain table:cell-range-address="Sheet1.D2:Sheet1.D14"/>
            <chart:data-point chart:repeated="13"/>
          </chart:series>
          <chart:series chart:style-name="ch8" chart:values-cell-range-address="Sheet1.H2:Sheet1.H14" chart:class="chart:scatter">
            <chart:data-point chart:repeated="13"/>
          </chart:series>
          <chart:series chart:style-name="ch9" chart:values-cell-range-address="Sheet1.I2:Sheet1.I14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 text:id="Sheet1.D2:Sheet1.D14">16384</text:p>
              </table:table-cell>
              <table:table-cell office:value-type="float" office:value="56898">
                <text:p text:id="Sheet1.G2:Sheet1.G14">56898</text:p>
              </table:table-cell>
              <table:table-cell office:value-type="float" office:value="97">
                <text:p text:id="Sheet1.H2:Sheet1.H14">97</text:p>
              </table:table-cell>
              <table:table-cell office:value-type="float" office:value="11760">
                <text:p text:id="Sheet1.I2:Sheet1.I14">117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30156">
                <text:p>30156</text:p>
              </table:table-cell>
              <table:table-cell office:value-type="float" office:value="104">
                <text:p>104</text:p>
              </table:table-cell>
              <table:table-cell office:value-type="float" office:value="11448">
                <text:p>11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17445">
                <text:p>17445</text:p>
              </table:table-cell>
              <table:table-cell office:value-type="float" office:value="105">
                <text:p>105</text:p>
              </table:table-cell>
              <table:table-cell office:value-type="float" office:value="11044">
                <text:p>11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12694">
                <text:p>12694</text:p>
              </table:table-cell>
              <table:table-cell office:value-type="float" office:value="111">
                <text:p>111</text:p>
              </table:table-cell>
              <table:table-cell office:value-type="float" office:value="11008">
                <text:p>1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11511">
                <text:p>11511</text:p>
              </table:table-cell>
              <table:table-cell office:value-type="float" office:value="136">
                <text:p>136</text:p>
              </table:table-cell>
              <table:table-cell office:value-type="float" office:value="11522">
                <text:p>11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10638">
                <text:p>10638</text:p>
              </table:table-cell>
              <table:table-cell office:value-type="float" office:value="165">
                <text:p>165</text:p>
              </table:table-cell>
              <table:table-cell office:value-type="float" office:value="11777">
                <text:p>11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10110">
                <text:p>10110</text:p>
              </table:table-cell>
              <table:table-cell office:value-type="float" office:value="247">
                <text:p>247</text:p>
              </table:table-cell>
              <table:table-cell office:value-type="float" office:value="11612">
                <text:p>11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10364">
                <text:p>10364</text:p>
              </table:table-cell>
              <table:table-cell office:value-type="float" office:value="438">
                <text:p>438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11120">
                <text:p>11120</text:p>
              </table:table-cell>
              <table:table-cell office:value-type="float" office:value="810">
                <text:p>810</text:p>
              </table:table-cell>
              <table:table-cell office:value-type="float" office:value="12764">
                <text:p>12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9854">
                <text:p>9854</text:p>
              </table:table-cell>
              <table:table-cell office:value-type="float" office:value="1504">
                <text:p>1504</text:p>
              </table:table-cell>
              <table:table-cell office:value-type="float" office:value="11299">
                <text:p>1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9872">
                <text:p>9872</text:p>
              </table:table-cell>
              <table:table-cell office:value-type="float" office:value="2946">
                <text:p>2946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4675">
                <text:p>4675</text:p>
              </table:table-cell>
              <table:table-cell office:value-type="float" office:value="5954">
                <text:p>5954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4678">
                <text:p>4678</text:p>
              </table:table-cell>
              <table:table-cell office:value-type="float" office:value="12407">
                <text:p>12407</text:p>
              </table:table-cell>
              <table:table-cell office:value-type="float" office:value="7773">
                <text:p>7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